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IBM Plex Mono" svg:font-family="'IBM Plex Mono'" style:font-pitch="fixed"/>
    <style:font-face style:name="IBM Plex Mono Text" svg:font-family="'IBM Plex Mono Text'" style:font-pitch="fixed"/>
    <style:font-face style:name="Noto Sans Mono" svg:font-family="'Noto Sans Mono'" style:font-family-generic="swiss" style:font-pitch="fixed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style:writing-mode="page"/>
    </style:style>
    <style:style style:name="P2" style:family="paragraph" style:parent-style-name="Preformatted_20_Text">
      <style:paragraph-properties style:writing-mode="page"/>
    </style:style>
    <style:style style:name="P3" style:family="paragraph" style:parent-style-name="Standard">
      <style:paragraph-properties style:writing-mode="page"/>
      <style:text-properties officeooo:rsid="03364557" officeooo:paragraph-rsid="03364557"/>
    </style:style>
    <style:style style:name="P4" style:family="paragraph" style:parent-style-name="Standard">
      <style:paragraph-properties style:writing-mode="page"/>
      <style:text-properties officeooo:rsid="03364557" officeooo:paragraph-rsid="0379c275"/>
    </style:style>
    <style:style style:name="P5" style:family="paragraph" style:parent-style-name="Standard">
      <style:paragraph-properties style:writing-mode="page"/>
      <style:text-properties officeooo:rsid="038f1753" officeooo:paragraph-rsid="038f1753"/>
    </style:style>
    <style:style style:name="P6" style:family="paragraph" style:parent-style-name="Text_20_body">
      <style:text-properties officeooo:rsid="038f1753" officeooo:paragraph-rsid="038f1753"/>
    </style:style>
    <style:style style:name="P7" style:family="paragraph" style:parent-style-name="Standard">
      <style:paragraph-properties style:writing-mode="page"/>
      <style:text-properties officeooo:paragraph-rsid="039e6ee3"/>
    </style:style>
    <style:style style:name="P8" style:family="paragraph" style:parent-style-name="Standard">
      <style:paragraph-properties fo:text-align="start" style:justify-single-word="false" style:writing-mode="page"/>
      <style:text-properties officeooo:rsid="03c1e8d2" officeooo:paragraph-rsid="03c1e8d2"/>
    </style:style>
    <style:style style:name="P9" style:family="paragraph" style:parent-style-name="Preformatted_20_Text">
      <style:paragraph-properties style:writing-mode="page"/>
      <style:text-properties officeooo:paragraph-rsid="0308763d"/>
    </style:style>
    <style:style style:name="P10" style:family="paragraph" style:parent-style-name="Preformatted_20_Text">
      <style:text-properties officeooo:paragraph-rsid="0308763d"/>
    </style:style>
    <style:style style:name="P11" style:family="paragraph" style:parent-style-name="Preformatted_20_Text">
      <style:paragraph-properties fo:margin-top="0in" fo:margin-bottom="0in" style:contextual-spacing="false" style:writing-mode="page"/>
      <style:text-properties officeooo:paragraph-rsid="0308763d"/>
    </style:style>
    <style:style style:name="P12" style:family="paragraph" style:parent-style-name="Text_20_body">
      <style:text-properties officeooo:paragraph-rsid="0308763d"/>
    </style:style>
    <style:style style:name="P13" style:family="paragraph" style:parent-style-name="Preformatted_20_Text">
      <style:paragraph-properties style:writing-mode="page"/>
      <style:text-properties officeooo:paragraph-rsid="038ff9c5"/>
    </style:style>
    <style:style style:name="P14" style:family="paragraph" style:parent-style-name="Preformatted_20_Text">
      <style:paragraph-properties fo:margin-top="0in" fo:margin-bottom="0in" style:contextual-spacing="false"/>
      <style:text-properties officeooo:paragraph-rsid="038ff9c5"/>
    </style:style>
    <style:style style:name="P15" style:family="paragraph" style:parent-style-name="Standard">
      <style:paragraph-properties fo:margin-top="0in" fo:margin-bottom="0in" style:contextual-spacing="false"/>
      <style:text-properties officeooo:paragraph-rsid="038ff9c5"/>
    </style:style>
    <style:style style:name="P16" style:family="paragraph" style:parent-style-name="Preformatted_20_Text">
      <style:paragraph-properties style:writing-mode="page"/>
      <style:text-properties officeooo:paragraph-rsid="0390596c"/>
    </style:style>
    <style:style style:name="P17" style:family="paragraph" style:parent-style-name="Preformatted_20_Text">
      <style:paragraph-properties style:writing-mode="page"/>
      <style:text-properties officeooo:paragraph-rsid="03a77c9a"/>
    </style:style>
    <style:style style:name="P18" style:family="paragraph" style:parent-style-name="Preformatted_20_Text">
      <style:paragraph-properties fo:margin-top="0in" fo:margin-bottom="0.0783in" style:contextual-spacing="false" style:writing-mode="page"/>
      <style:text-properties officeooo:paragraph-rsid="03a77c9a"/>
    </style:style>
    <style:style style:name="P19" style:family="paragraph" style:parent-style-name="Preformatted_20_Text">
      <style:paragraph-properties style:writing-mode="page"/>
      <style:text-properties officeooo:rsid="03b55632" officeooo:paragraph-rsid="03b55632"/>
    </style:style>
    <style:style style:name="P20" style:family="paragraph" style:parent-style-name="Preformatted_20_Text">
      <style:paragraph-properties style:writing-mode="page"/>
      <style:text-properties officeooo:rsid="03c9e44b" officeooo:paragraph-rsid="03c9e44b"/>
    </style:style>
    <style:style style:name="P21" style:family="paragraph" style:parent-style-name="Text_20_body">
      <style:paragraph-properties style:writing-mode="page"/>
      <style:text-properties officeooo:rsid="029a5c90" officeooo:paragraph-rsid="029a5c90"/>
    </style:style>
    <style:style style:name="P22" style:family="paragraph" style:parent-style-name="Preformatted_20_Text">
      <style:text-properties officeooo:paragraph-rsid="03726a8c"/>
    </style:style>
    <style:style style:name="P23" style:family="paragraph" style:parent-style-name="Standard">
      <style:text-properties officeooo:paragraph-rsid="03726a8c"/>
    </style:style>
    <style:style style:name="P24" style:family="paragraph" style:parent-style-name="Preformatted_20_Text">
      <style:paragraph-properties fo:keep-with-next="always"/>
      <style:text-properties style:text-line-through-style="solid" style:text-line-through-type="single" style:text-underline-style="none"/>
    </style:style>
    <style:style style:name="P25" style:family="paragraph" style:parent-style-name="Text_20_body" style:master-page-name="">
      <style:paragraph-properties style:page-number="auto" fo:keep-with-next="always"/>
      <style:text-properties style:text-line-through-style="solid" style:text-line-through-type="single" style:text-underline-style="none"/>
    </style:style>
    <style:style style:name="P26" style:family="paragraph" style:parent-style-name="Text_20_body">
      <style:paragraph-properties fo:keep-with-next="always"/>
      <style:text-properties style:text-line-through-style="solid" style:text-line-through-type="single"/>
    </style:style>
    <style:style style:name="P27" style:family="paragraph" style:parent-style-name="Preformatted_20_Text">
      <style:paragraph-properties fo:margin-top="0in" fo:margin-bottom="0in" style:contextual-spacing="false" fo:keep-with-next="always"/>
      <style:text-properties style:text-line-through-style="solid" style:text-line-through-type="single"/>
    </style:style>
    <style:style style:name="P28" style:family="paragraph" style:parent-style-name="Standard">
      <style:paragraph-properties fo:margin-left="0.4925in" fo:margin-right="0in" fo:text-indent="0in" style:auto-text-indent="false" fo:keep-with-next="always"/>
      <style:text-properties style:text-line-through-style="solid" style:text-line-through-type="single"/>
    </style:style>
    <style:style style:name="P29" style:family="paragraph" style:parent-style-name="Text_20_body" style:master-page-name="">
      <loext:graphic-properties draw:fill="none" draw:fill-color="#cfe7f5"/>
      <style:paragraph-properties fo:margin-left="0.2362in" fo:margin-right="0in" fo:margin-top="0in" fo:margin-bottom="0in" style:contextual-spacing="false" fo:keep-together="auto" fo:text-indent="0in" style:auto-text-indent="false" style:page-number="auto" fo:background-color="transparent" fo:keep-with-next="always" style:writing-mode="page"/>
      <style:text-properties style:text-line-through-style="solid" style:text-line-through-type="single" officeooo:paragraph-rsid="03cf16e5"/>
    </style:style>
    <style:style style:name="P30" style:family="paragraph" style:parent-style-name="Preformatted_20_Text">
      <style:text-properties officeooo:paragraph-rsid="03908f2d"/>
    </style:style>
    <style:style style:name="P31" style:family="paragraph" style:parent-style-name="Text_20_body">
      <style:paragraph-properties fo:keep-with-next="always"/>
      <style:text-properties officeooo:paragraph-rsid="03908f2d"/>
    </style:style>
    <style:style style:name="P32" style:family="paragraph" style:parent-style-name="Standard">
      <style:paragraph-properties fo:keep-with-next="always"/>
      <style:text-properties officeooo:paragraph-rsid="03908f2d"/>
    </style:style>
    <style:style style:name="P33" style:family="paragraph" style:parent-style-name="Standard" style:master-page-name="">
      <style:paragraph-properties style:page-number="auto" fo:keep-with-next="always"/>
      <style:text-properties officeooo:paragraph-rsid="03908f2d"/>
    </style:style>
    <style:style style:name="P34" style:family="paragraph" style:parent-style-name="Preformatted_20_Text">
      <style:paragraph-properties fo:margin-top="0in" fo:margin-bottom="0in" style:contextual-spacing="false" style:writing-mode="page"/>
      <style:text-properties officeooo:paragraph-rsid="03908f2d"/>
    </style:style>
    <style:style style:name="P35" style:family="paragraph" style:parent-style-name="Text_20_body">
      <style:text-properties officeooo:paragraph-rsid="03908f2d"/>
    </style:style>
    <style:style style:name="P36" style:family="paragraph" style:parent-style-name="Preformatted_20_Text">
      <style:text-properties officeooo:paragraph-rsid="03926e7c"/>
    </style:style>
    <style:style style:name="P37" style:family="paragraph" style:parent-style-name="Preformatted_20_Text">
      <style:text-properties officeooo:paragraph-rsid="039628fb"/>
    </style:style>
    <style:style style:name="P38" style:family="paragraph" style:parent-style-name="Text_20_body">
      <style:text-properties officeooo:paragraph-rsid="039628fb"/>
    </style:style>
    <style:style style:name="P39" style:family="paragraph" style:parent-style-name="Preformatted_20_Text">
      <style:text-properties officeooo:rsid="03abc52d" officeooo:paragraph-rsid="03abc52d"/>
    </style:style>
    <style:style style:name="P40" style:family="paragraph" style:parent-style-name="Preformatted_20_Text">
      <style:text-properties officeooo:paragraph-rsid="03cbab69"/>
    </style:style>
    <style:style style:name="P41" style:family="paragraph" style:parent-style-name="Preformatted_20_Text">
      <style:text-properties officeooo:rsid="03cc3484" officeooo:paragraph-rsid="03cc3484"/>
    </style:style>
    <style:style style:name="P42" style:family="paragraph" style:parent-style-name="Preformatted_20_Text">
      <style:paragraph-properties fo:keep-with-next="always"/>
    </style:style>
    <style:style style:name="P43" style:family="paragraph" style:parent-style-name="Text_20_body">
      <style:paragraph-properties fo:keep-with-next="always"/>
    </style:style>
    <style:style style:name="P44" style:family="paragraph" style:parent-style-name="Preformatted_20_Text">
      <style:paragraph-properties fo:keep-with-next="always" style:writing-mode="page"/>
    </style:style>
    <style:style style:name="P45" style:family="paragraph" style:parent-style-name="Preformatted_20_Text">
      <style:paragraph-properties fo:keep-together="always" fo:keep-with-next="always"/>
    </style:style>
    <style:style style:name="P46" style:family="paragraph" style:parent-style-name="Text_20_body">
      <style:paragraph-properties fo:keep-together="always" fo:keep-with-next="always"/>
    </style:style>
    <style:style style:name="P47" style:family="paragraph" style:parent-style-name="Preformatted_20_Text">
      <style:paragraph-properties fo:keep-together="always" fo:keep-with-next="always" style:writing-mode="page"/>
    </style:style>
    <style:style style:name="P48" style:family="paragraph" style:parent-style-name="Standard">
      <style:paragraph-properties fo:keep-together="always" fo:keep-with-next="always" style:writing-mode="page"/>
    </style:style>
    <style:style style:name="P49" style:family="paragraph" style:parent-style-name="Standard">
      <style:paragraph-properties fo:keep-together="always" fo:keep-with-next="always"/>
    </style:style>
    <style:style style:name="P50" style:family="paragraph" style:parent-style-name="Preformatted_20_Text">
      <style:paragraph-properties fo:keep-together="always" fo:keep-with-next="always"/>
      <style:text-properties officeooo:paragraph-rsid="03a77c9a"/>
    </style:style>
    <style:style style:name="P51" style:family="paragraph" style:parent-style-name="Preformatted_20_Text">
      <style:paragraph-properties fo:margin-top="0in" fo:margin-bottom="0in" style:contextual-spacing="false" fo:keep-together="always" fo:keep-with-next="always"/>
      <style:text-properties officeooo:paragraph-rsid="03a77c9a"/>
    </style:style>
    <style:style style:name="P52" style:family="paragraph" style:parent-style-name="Text_20_body">
      <style:paragraph-properties fo:keep-together="always" fo:keep-with-next="always"/>
      <style:text-properties officeooo:paragraph-rsid="03585f55"/>
    </style:style>
    <style:style style:name="P53" style:family="paragraph" style:parent-style-name="Text_20_body">
      <style:paragraph-properties fo:keep-together="always" fo:keep-with-next="always"/>
      <style:text-properties officeooo:paragraph-rsid="036b3107"/>
    </style:style>
    <style:style style:name="P54" style:family="paragraph" style:parent-style-name="Preformatted_20_Text">
      <style:paragraph-properties fo:keep-together="always" fo:keep-with-next="always" style:writing-mode="page"/>
      <style:text-properties officeooo:paragraph-rsid="036b3107"/>
    </style:style>
    <style:style style:name="P55" style:family="paragraph" style:parent-style-name="Preformatted_20_Text">
      <style:paragraph-properties fo:keep-together="always" fo:keep-with-next="always" style:writing-mode="page"/>
      <style:text-properties officeooo:paragraph-rsid="03748574"/>
    </style:style>
    <style:style style:name="P56" style:family="paragraph" style:parent-style-name="Preformatted_20_Text">
      <style:paragraph-properties fo:margin-top="0in" fo:margin-bottom="0in" style:contextual-spacing="false" fo:keep-together="always" fo:keep-with-next="always" style:writing-mode="page"/>
      <style:text-properties officeooo:paragraph-rsid="03748574"/>
    </style:style>
    <style:style style:name="P57" style:family="paragraph" style:parent-style-name="Preformatted_20_Text">
      <style:paragraph-properties fo:keep-together="always" fo:keep-with-next="always" style:writing-mode="page"/>
      <style:text-properties officeooo:paragraph-rsid="03705b19"/>
    </style:style>
    <style:style style:name="P58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lways" fo:text-indent="0in" style:auto-text-indent="false" style:page-number="auto" fo:background-color="transparent" fo:keep-with-next="always" style:writing-mode="page"/>
      <style:text-properties officeooo:paragraph-rsid="02e2357d"/>
    </style:style>
    <style:style style:name="P59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lways" fo:text-indent="0in" style:auto-text-indent="false" style:page-number="auto" fo:background-color="transparent" fo:keep-with-next="always" style:writing-mode="page"/>
    </style:style>
    <style:style style:name="P60" style:family="paragraph" style:parent-style-name="Text_20_body" style:master-page-name="">
      <loext:graphic-properties draw:fill="none" draw:fill-color="#cfe7f5"/>
      <style:paragraph-properties fo:margin-left="0.1965in" fo:margin-right="0in" fo:margin-top="0in" fo:margin-bottom="0in" style:contextual-spacing="false" fo:keep-together="always" fo:text-indent="0in" style:auto-text-indent="false" style:page-number="auto" fo:background-color="transparent" fo:keep-with-next="always" style:writing-mode="page"/>
    </style:style>
    <style:style style:name="P61" style:family="paragraph" style:parent-style-name="Text_20_body" style:master-page-name="">
      <loext:graphic-properties draw:fill="none" draw:fill-color="#cfe7f5"/>
      <style:paragraph-properties fo:margin-left="0.1965in" fo:margin-right="0in" fo:keep-together="always" fo:text-indent="0in" style:auto-text-indent="false" style:page-number="auto" fo:background-color="transparent" fo:keep-with-next="always" style:writing-mode="page"/>
    </style:style>
    <style:style style:name="P62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lways" fo:text-indent="0in" style:auto-text-indent="false" style:page-number="auto" fo:background-color="transparent" fo:keep-with-next="always" style:writing-mode="page"/>
      <style:text-properties officeooo:paragraph-rsid="0399fd57"/>
    </style:style>
    <style:style style:name="P63" style:family="paragraph" style:parent-style-name="Standard">
      <loext:graphic-properties draw:fill="none"/>
      <style:paragraph-properties fo:margin-left="0.1965in" fo:margin-right="0in" fo:margin-top="0in" fo:margin-bottom="0in" style:contextual-spacing="false" fo:keep-together="always" fo:text-indent="0in" style:auto-text-indent="false" fo:background-color="transparent" fo:keep-with-next="always" style:writing-mode="page"/>
      <style:text-properties officeooo:paragraph-rsid="0297b42b"/>
    </style:style>
    <style:style style:name="P64" style:family="paragraph" style:parent-style-name="Text_20_body" style:master-page-name="">
      <style:paragraph-properties fo:keep-together="always" style:page-number="auto" fo:keep-with-next="always"/>
    </style:style>
    <style:style style:name="P65" style:family="paragraph" style:parent-style-name="Preformatted_20_Text" style:master-page-name="">
      <style:paragraph-properties fo:keep-together="always" style:page-number="auto" fo:keep-with-next="always"/>
    </style:style>
    <style:style style:name="P66" style:family="paragraph" style:parent-style-name="Text_20_body" style:master-page-name="">
      <style:paragraph-properties fo:keep-together="always" style:page-number="auto" fo:keep-with-next="always"/>
      <style:text-properties officeooo:paragraph-rsid="03413c7c"/>
    </style:style>
    <style:style style:name="P67" style:family="paragraph" style:parent-style-name="Preformatted_20_Text" style:master-page-name="">
      <style:paragraph-properties fo:margin-top="0in" fo:margin-bottom="0in" style:contextual-spacing="false" fo:keep-together="always" style:page-number="auto" fo:keep-with-next="always" style:writing-mode="page"/>
    </style:style>
    <style:style style:name="P68" style:family="paragraph" style:parent-style-name="Preformatted_20_Text">
      <style:paragraph-properties fo:margin-top="0in" fo:margin-bottom="0in" style:contextual-spacing="false" fo:keep-together="always" fo:keep-with-next="always"/>
    </style:style>
    <style:style style:name="P69" style:family="paragraph" style:parent-style-name="Preformatted_20_Text">
      <style:paragraph-properties fo:margin-top="0in" fo:margin-bottom="0in" style:contextual-spacing="false" fo:keep-together="always" fo:keep-with-next="always" style:writing-mode="page"/>
    </style:style>
    <style:style style:name="P70" style:family="paragraph" style:parent-style-name="Preformatted_20_Text">
      <style:paragraph-properties fo:margin-top="0in" fo:margin-bottom="0in" style:contextual-spacing="false" fo:keep-together="always" fo:keep-with-next="always" style:writing-mode="page"/>
      <style:text-properties officeooo:paragraph-rsid="037729f0"/>
    </style:style>
    <style:style style:name="P71" style:family="paragraph" style:parent-style-name="Preformatted_20_Text">
      <style:paragraph-properties fo:keep-together="always" fo:keep-with-next="always"/>
      <style:text-properties officeooo:rsid="036b3107" officeooo:paragraph-rsid="036b3107"/>
    </style:style>
    <style:style style:name="P72" style:family="paragraph" style:parent-style-name="Preformatted_20_Text">
      <style:paragraph-properties fo:keep-together="always" fo:keep-with-next="always"/>
      <style:text-properties style:font-name="IBM Plex Mono"/>
    </style:style>
    <style:style style:name="P73" style:family="paragraph" style:parent-style-name="Preformatted_20_Text">
      <style:paragraph-properties fo:keep-together="always" fo:keep-with-next="always"/>
      <style:text-properties officeooo:rsid="036b41eb" officeooo:paragraph-rsid="036b41eb"/>
    </style:style>
    <style:style style:name="P74" style:family="paragraph" style:parent-style-name="Preformatted_20_Text" style:master-page-name="">
      <style:paragraph-properties fo:margin-top="0in" fo:margin-bottom="0in" style:contextual-spacing="false" fo:keep-together="always" style:page-number="auto" fo:keep-with-next="always"/>
      <style:text-properties officeooo:rsid="036b41eb" officeooo:paragraph-rsid="036b41eb"/>
    </style:style>
    <style:style style:name="P75" style:family="paragraph" style:parent-style-name="Preformatted_20_Text">
      <style:paragraph-properties fo:margin-top="0in" fo:margin-bottom="0in" style:contextual-spacing="false" fo:keep-together="always" fo:keep-with-next="always"/>
      <style:text-properties officeooo:rsid="036b41eb" officeooo:paragraph-rsid="036b41eb"/>
    </style:style>
    <style:style style:name="P76" style:family="paragraph" style:parent-style-name="Preformatted_20_Text">
      <style:paragraph-properties fo:keep-with-next="always"/>
      <style:text-properties officeooo:rsid="03a3c320" officeooo:paragraph-rsid="03a3c320"/>
    </style:style>
    <style:style style:name="P77" style:family="paragraph" style:parent-style-name="Preformatted_20_Text">
      <style:paragraph-properties fo:keep-with-next="always"/>
      <style:text-properties officeooo:paragraph-rsid="03cf16e5"/>
    </style:style>
    <style:style style:name="P78" style:family="paragraph" style:parent-style-name="Text_20_body">
      <style:paragraph-properties fo:keep-together="always" fo:keep-with-next="always"/>
      <style:text-properties officeooo:rsid="036a8c76" officeooo:paragraph-rsid="03a77c9a"/>
    </style:style>
    <style:style style:name="P79" style:family="paragraph" style:parent-style-name="Text_20_body">
      <style:paragraph-properties fo:keep-with-next="always"/>
      <style:text-properties style:text-line-through-style="none" style:text-line-through-type="none" style:text-underline-style="none"/>
    </style:style>
    <style:style style:name="P80" style:family="paragraph" style:parent-style-name="Preformatted_20_Text">
      <style:paragraph-properties fo:keep-with-next="always" style:writing-mode="page"/>
      <style:text-properties style:text-line-through-style="none" style:text-line-through-type="none" style:text-underline-style="none"/>
    </style:style>
    <style:style style:name="P81" style:family="paragraph" style:parent-style-name="Standard">
      <loext:graphic-properties draw:fill="none" draw:fill-color="#cfe7f5"/>
      <style:paragraph-properties fo:margin-left="0.1965in" fo:margin-right="0in" fo:margin-top="0in" fo:margin-bottom="0.0783in" style:contextual-spacing="false" fo:text-indent="0in" style:auto-text-indent="false" fo:background-color="transparent" fo:keep-with-next="always" style:writing-mode="page"/>
      <style:text-properties style:text-line-through-style="none" style:text-line-through-type="none"/>
    </style:style>
    <style:style style:name="P82" style:family="paragraph" style:parent-style-name="Preformatted_20_Text">
      <style:paragraph-properties fo:margin-top="0in" fo:margin-bottom="0in" style:contextual-spacing="false" style:writing-mode="page"/>
      <style:text-properties style:text-line-through-style="none" style:text-line-through-type="none" officeooo:paragraph-rsid="02aa0831"/>
    </style:style>
    <style:style style:name="P83" style:family="paragraph" style:parent-style-name="Preformatted_20_Text">
      <style:text-properties style:text-line-through-style="none" style:text-line-through-type="none"/>
    </style:style>
    <style:style style:name="P84" style:family="paragraph" style:parent-style-name="Preformatted_20_Text" style:master-page-name="">
      <style:paragraph-properties style:page-number="auto" fo:keep-with-next="auto"/>
      <style:text-properties style:text-line-through-style="none" style:text-line-through-type="none" officeooo:paragraph-rsid="031a64ae"/>
    </style:style>
    <style:style style:name="P85" style:family="paragraph" style:parent-style-name="Text_20_body">
      <style:text-properties style:text-line-through-style="none" style:text-line-through-type="none"/>
    </style:style>
    <style:style style:name="P86" style:family="paragraph" style:parent-style-name="Text_20_body">
      <style:text-properties style:text-line-through-style="none" style:text-line-through-type="none" officeooo:rsid="02b21d8c" officeooo:paragraph-rsid="03046426"/>
    </style:style>
    <style:style style:name="P87" style:family="paragraph" style:parent-style-name="Text_20_body">
      <style:paragraph-properties fo:keep-with-next="always"/>
      <style:text-properties officeooo:paragraph-rsid="0345203b"/>
    </style:style>
    <style:style style:name="P88" style:family="paragraph" style:parent-style-name="Text_20_body">
      <style:paragraph-properties fo:keep-with-next="always"/>
      <style:text-properties officeooo:rsid="03811e7e" officeooo:paragraph-rsid="03811e7e"/>
    </style:style>
    <style:style style:name="P89" style:family="paragraph" style:parent-style-name="Text_20_body">
      <style:paragraph-properties fo:keep-with-next="always"/>
      <style:text-properties officeooo:rsid="0345203b" officeooo:paragraph-rsid="03811e7e"/>
    </style:style>
    <style:style style:name="P90" style:family="paragraph" style:parent-style-name="Text_20_body">
      <style:paragraph-properties fo:keep-with-next="always"/>
      <style:text-properties officeooo:paragraph-rsid="03cde910"/>
    </style:style>
    <style:style style:name="P91" style:family="paragraph" style:parent-style-name="Preformatted_20_Text">
      <style:paragraph-properties fo:margin-top="0in" fo:margin-bottom="0in" style:contextual-spacing="false" fo:keep-with-next="always"/>
      <style:text-properties officeooo:paragraph-rsid="03cde910"/>
    </style:style>
    <style:style style:name="P92" style:family="paragraph" style:parent-style-name="Preformatted_20_Text">
      <style:paragraph-properties fo:margin-left="0.4925in" fo:margin-right="0in" fo:text-indent="0in" style:auto-text-indent="false" fo:keep-with-next="always"/>
      <style:text-properties officeooo:paragraph-rsid="03cde910"/>
    </style:style>
    <style:style style:name="P93" style:family="paragraph" style:parent-style-name="Text_20_body">
      <style:paragraph-properties fo:keep-with-next="always"/>
      <style:text-properties officeooo:rsid="0342c2d8" officeooo:paragraph-rsid="03cf16e5"/>
    </style:style>
    <style:style style:name="P94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uto" fo:text-indent="0in" style:auto-text-indent="false" style:page-number="auto" fo:background-color="transparent" fo:keep-with-next="always" style:writing-mode="page"/>
    </style:style>
    <style:style style:name="P95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uto" fo:text-indent="0in" style:auto-text-indent="false" style:page-number="auto" fo:background-color="transparent" fo:keep-with-next="auto" style:writing-mode="page"/>
    </style:style>
    <style:style style:name="P96" style:family="paragraph" style:parent-style-name="Text_20_body">
      <loext:graphic-properties draw:fill="none" draw:fill-color="#cfe7f5"/>
      <style:paragraph-properties fo:margin-left="0.1965in" fo:margin-right="0in" fo:margin-top="0in" fo:margin-bottom="0in" style:contextual-spacing="false" fo:keep-together="auto" fo:text-indent="0in" style:auto-text-indent="false" fo:background-color="transparent" fo:keep-with-next="always" style:writing-mode="page"/>
    </style:style>
    <style:style style:name="P97" style:family="paragraph" style:parent-style-name="Text_20_body" style:master-page-name="">
      <loext:graphic-properties draw:fill="none" draw:fill-color="#cfe7f5"/>
      <style:paragraph-properties fo:margin-left="0.1965in" fo:margin-right="0in" fo:margin-top="0in" fo:margin-bottom="0in" style:contextual-spacing="false" fo:keep-together="auto" fo:text-indent="0in" style:auto-text-indent="false" style:page-number="auto" fo:background-color="transparent" fo:keep-with-next="always" style:writing-mode="page"/>
    </style:style>
    <style:style style:name="P98" style:family="paragraph" style:parent-style-name="Standard">
      <loext:graphic-properties draw:fill="none" draw:fill-color="#cfe7f5"/>
      <style:paragraph-properties fo:margin-left="0.1965in" fo:margin-right="0in" fo:keep-together="auto" fo:text-indent="0in" style:auto-text-indent="false" fo:background-color="transparent" style:writing-mode="page"/>
    </style:style>
    <style:style style:name="P99" style:family="paragraph" style:parent-style-name="Text_20_body">
      <loext:graphic-properties draw:fill="none" draw:fill-color="#cfe7f5"/>
      <style:paragraph-properties fo:margin-left="0.1965in" fo:margin-right="0in" fo:keep-together="auto" fo:text-indent="0in" style:auto-text-indent="false" fo:background-color="transparent" style:writing-mode="page"/>
    </style:style>
    <style:style style:name="P100" style:family="paragraph" style:parent-style-name="Text_20_body" style:master-page-name="">
      <loext:graphic-properties draw:fill="none" draw:fill-color="#cfe7f5"/>
      <style:paragraph-properties fo:margin-left="0.1965in" fo:margin-right="0in" fo:keep-together="auto" fo:text-indent="0in" style:auto-text-indent="false" style:page-number="auto" fo:background-color="transparent" style:writing-mode="page"/>
    </style:style>
    <style:style style:name="P101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uto" fo:text-indent="0in" style:auto-text-indent="false" style:page-number="auto" fo:background-color="transparent" fo:keep-with-next="auto" style:writing-mode="page"/>
      <style:text-properties officeooo:paragraph-rsid="03908f2d"/>
    </style:style>
    <style:style style:name="P102" style:family="paragraph" style:parent-style-name="Text_20_body" style:master-page-name="">
      <loext:graphic-properties draw:fill="none" draw:fill-color="#cfe7f5"/>
      <style:paragraph-properties fo:margin-left="0.1965in" fo:margin-right="0in" fo:margin-top="0in" fo:margin-bottom="0in" style:contextual-spacing="false" fo:keep-together="auto" fo:text-indent="0in" style:auto-text-indent="false" style:page-number="auto" fo:background-color="transparent" fo:keep-with-next="always" style:writing-mode="page"/>
      <style:text-properties officeooo:paragraph-rsid="03908f2d"/>
    </style:style>
    <style:style style:name="P103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uto" fo:text-indent="0in" style:auto-text-indent="false" style:page-number="auto" fo:background-color="transparent" fo:keep-with-next="auto" style:writing-mode="page"/>
      <style:text-properties officeooo:paragraph-rsid="03de2d92"/>
    </style:style>
    <style:style style:name="P104" style:family="paragraph" style:parent-style-name="Standard">
      <loext:graphic-properties draw:fill="none" draw:fill-color="#cfe7f5"/>
      <style:paragraph-properties fo:margin-left="0.1965in" fo:margin-right="0in" fo:margin-top="0in" fo:margin-bottom="0.0783in" style:contextual-spacing="false" fo:keep-together="auto" fo:text-indent="0in" style:auto-text-indent="false" fo:background-color="transparent" fo:keep-with-next="auto" style:writing-mode="page"/>
      <style:text-properties officeooo:paragraph-rsid="03413c7c"/>
    </style:style>
    <style:style style:name="P105" style:family="paragraph" style:parent-style-name="Text_20_body">
      <loext:graphic-properties draw:fill="none" draw:fill-color="#cfe7f5"/>
      <style:paragraph-properties fo:margin-left="0.1965in" fo:margin-right="0in" fo:margin-top="0in" fo:margin-bottom="0in" style:contextual-spacing="false" fo:keep-together="auto" fo:text-indent="0in" style:auto-text-indent="false" fo:background-color="transparent" fo:keep-with-next="always" style:writing-mode="page"/>
      <style:text-properties officeooo:paragraph-rsid="02e2357d"/>
    </style:style>
    <style:style style:name="P106" style:family="paragraph" style:parent-style-name="Text_20_body" style:master-page-name="">
      <loext:graphic-properties draw:fill="none" draw:fill-color="#cfe7f5"/>
      <style:paragraph-properties fo:margin-left="0.1965in" fo:margin-right="0in" fo:margin-top="0in" fo:margin-bottom="0in" style:contextual-spacing="false" fo:keep-together="auto" fo:text-indent="0in" style:auto-text-indent="false" style:page-number="auto" fo:background-color="transparent" fo:keep-with-next="always" style:writing-mode="page"/>
      <style:text-properties officeooo:paragraph-rsid="02e2357d"/>
    </style:style>
    <style:style style:name="P107" style:family="paragraph" style:parent-style-name="Standard" style:master-page-name="">
      <loext:graphic-properties draw:fill="none" draw:fill-color="#cfe7f5"/>
      <style:paragraph-properties fo:margin-left="0.1965in" fo:margin-right="0in" fo:margin-top="0.0783in" fo:margin-bottom="0.0783in" style:contextual-spacing="false" fo:keep-together="auto" fo:text-indent="0in" style:auto-text-indent="false" style:page-number="auto" fo:background-color="transparent" fo:keep-with-next="auto" style:writing-mode="page"/>
      <style:text-properties officeooo:paragraph-rsid="02e2357d"/>
    </style:style>
    <style:style style:name="P108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in" style:contextual-spacing="false" fo:keep-together="auto" fo:text-indent="0in" style:auto-text-indent="false" style:page-number="auto" fo:background-color="transparent" fo:keep-with-next="always" style:writing-mode="page"/>
      <style:text-properties officeooo:paragraph-rsid="03cde910"/>
    </style:style>
    <style:style style:name="P109" style:family="paragraph" style:parent-style-name="Standard" style:master-page-name="">
      <loext:graphic-properties draw:fill="none" draw:fill-color="#cfe7f5"/>
      <style:paragraph-properties fo:margin-left="0.1965in" fo:margin-right="0in" fo:keep-together="auto" fo:text-indent="0in" style:auto-text-indent="false" style:page-number="auto" fo:background-color="transparent" fo:keep-with-next="auto" style:writing-mode="page"/>
      <style:text-properties officeooo:paragraph-rsid="03cde910"/>
    </style:style>
    <style:style style:name="P110" style:family="paragraph" style:parent-style-name="Standard" style:master-page-name="">
      <loext:graphic-properties draw:fill="none" draw:fill-color="#cfe7f5"/>
      <style:paragraph-properties fo:margin-left="0.1965in" fo:margin-right="0in" fo:keep-together="auto" fo:text-indent="0in" style:auto-text-indent="false" style:page-number="auto" fo:background-color="transparent" fo:keep-with-next="always" style:writing-mode="page"/>
      <style:text-properties officeooo:paragraph-rsid="03d2b539"/>
    </style:style>
    <style:style style:name="P111" style:family="paragraph" style:parent-style-name="Preformatted_20_Text" style:master-page-name="">
      <style:paragraph-properties fo:keep-together="auto" style:page-number="auto" fo:keep-with-next="auto"/>
      <style:text-properties officeooo:paragraph-rsid="02f58c83"/>
    </style:style>
    <style:style style:name="P112" style:family="paragraph" style:parent-style-name="Text_20_body">
      <style:paragraph-properties fo:margin-top="0in" fo:margin-bottom="0in" style:contextual-spacing="false" fo:keep-together="auto" fo:keep-with-next="always" style:writing-mode="page"/>
      <style:text-properties officeooo:paragraph-rsid="029cdb51"/>
    </style:style>
    <style:style style:name="P113" style:family="paragraph" style:parent-style-name="Standard" style:master-page-name="">
      <loext:graphic-properties draw:fill="none" draw:fill-color="#cfe7f5"/>
      <style:paragraph-properties fo:margin-left="0.3937in" fo:margin-right="0in" fo:margin-top="0in" fo:margin-bottom="0.0783in" style:contextual-spacing="false" fo:keep-together="auto" fo:text-indent="0in" style:auto-text-indent="false" style:page-number="auto" fo:background-color="transparent" fo:keep-with-next="always" style:writing-mode="page"/>
    </style:style>
    <style:style style:name="P114" style:family="paragraph" style:parent-style-name="Standard" style:master-page-name="">
      <loext:graphic-properties draw:fill="none" draw:fill-color="#cfe7f5"/>
      <style:paragraph-properties fo:margin-left="0.3937in" fo:margin-right="0in" fo:margin-top="0in" fo:margin-bottom="0in" style:contextual-spacing="false" fo:keep-together="auto" fo:text-indent="0in" style:auto-text-indent="false" style:page-number="auto" fo:background-color="transparent" fo:keep-with-next="always" style:writing-mode="page"/>
    </style:style>
    <style:style style:name="P115" style:family="paragraph" style:parent-style-name="Standard">
      <loext:graphic-properties draw:fill="none" draw:fill-color="#cfe7f5"/>
      <style:paragraph-properties fo:margin-left="0.1965in" fo:margin-right="0in" fo:margin-top="0in" fo:margin-bottom="0.0783in" style:contextual-spacing="false" fo:text-indent="0in" style:auto-text-indent="false" fo:background-color="transparent" style:writing-mode="page"/>
      <style:text-properties officeooo:paragraph-rsid="0399fd57"/>
    </style:style>
    <style:style style:name="P116" style:family="paragraph" style:parent-style-name="Standard">
      <loext:graphic-properties draw:fill="none" draw:fill-color="#cfe7f5"/>
      <style:paragraph-properties fo:margin-left="0.1965in" fo:margin-right="0in" fo:margin-top="0in" fo:margin-bottom="0.0783in" style:contextual-spacing="false" fo:keep-together="auto" fo:text-indent="0in" style:auto-text-indent="false" fo:background-color="transparent" fo:keep-with-next="always" style:writing-mode="page"/>
      <style:text-properties officeooo:rsid="03cff2a7" officeooo:paragraph-rsid="03cff2a7"/>
    </style:style>
    <style:style style:name="P117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in" style:contextual-spacing="false" fo:keep-together="always" fo:text-indent="0in" style:auto-text-indent="false" style:page-number="auto" fo:background-color="transparent" fo:keep-with-next="always" style:writing-mode="page"/>
      <style:text-properties officeooo:rsid="02be4f88" officeooo:paragraph-rsid="02f2cae3"/>
    </style:style>
    <style:style style:name="P118" style:family="paragraph" style:parent-style-name="Standard" style:master-page-name="">
      <style:paragraph-properties style:page-number="auto" fo:keep-with-next="always"/>
    </style:style>
    <style:style style:name="P119" style:family="paragraph" style:parent-style-name="Text_20_body" style:master-page-name="">
      <style:paragraph-properties style:page-number="auto" fo:keep-with-next="always"/>
    </style:style>
    <style:style style:name="P120" style:family="paragraph" style:parent-style-name="Text_20_body" style:master-page-name="">
      <style:paragraph-properties fo:keep-together="always" style:page-number="auto" fo:keep-with-next="always"/>
      <style:text-properties style:font-name="Comfortaa" fo:font-size="10pt" officeooo:rsid="036b263d" officeooo:paragraph-rsid="03a77c9a" style:font-size-asian="10.5pt"/>
    </style:style>
    <style:style style:name="P121" style:family="paragraph" style:parent-style-name="Preformatted_20_Text" style:master-page-name="">
      <style:paragraph-properties style:page-number="auto" fo:keep-with-next="auto" style:writing-mode="page"/>
      <style:text-properties officeooo:paragraph-rsid="02f58c83"/>
    </style:style>
    <style:style style:name="P122" style:family="paragraph" style:parent-style-name="Preformatted_20_Text" style:master-page-name="">
      <style:paragraph-properties style:page-number="auto" fo:keep-with-next="auto"/>
      <style:text-properties officeooo:paragraph-rsid="02f58c83"/>
    </style:style>
    <style:style style:name="P123" style:family="paragraph" style:parent-style-name="Text_20_body" style:master-page-name="">
      <style:paragraph-properties style:page-number="auto" fo:keep-with-next="auto"/>
      <style:text-properties officeooo:paragraph-rsid="03573e1a"/>
    </style:style>
    <style:style style:name="P124" style:family="paragraph" style:parent-style-name="Preformatted_20_Text">
      <style:paragraph-properties fo:margin-top="0in" fo:margin-bottom="0in" style:contextual-spacing="false" style:writing-mode="page"/>
    </style:style>
    <style:style style:name="P125" style:family="paragraph" style:parent-style-name="Preformatted_20_Text">
      <style:paragraph-properties fo:margin-top="0in" fo:margin-bottom="0in" style:contextual-spacing="false"/>
    </style:style>
    <style:style style:name="P126" style:family="paragraph" style:parent-style-name="Preformatted_20_Text" style:master-page-name="">
      <style:paragraph-properties fo:margin-top="0in" fo:margin-bottom="0in" style:contextual-spacing="false" style:page-number="auto" fo:keep-with-next="always" style:writing-mode="page"/>
    </style:style>
    <style:style style:name="P127" style:family="paragraph" style:parent-style-name="Preformatted_20_Text" style:master-page-name="">
      <style:paragraph-properties fo:margin-top="0in" fo:margin-bottom="0in" style:contextual-spacing="false" style:page-number="auto" fo:keep-with-next="always"/>
    </style:style>
    <style:style style:name="P128" style:family="paragraph" style:parent-style-name="Preformatted_20_Text">
      <style:paragraph-properties fo:margin-top="0in" fo:margin-bottom="0in" style:contextual-spacing="false" fo:keep-with-next="always"/>
    </style:style>
    <style:style style:name="P129" style:family="paragraph" style:parent-style-name="Preformatted_20_Text">
      <style:paragraph-properties fo:margin-top="0in" fo:margin-bottom="0in" style:contextual-spacing="false" fo:keep-with-next="always" style:writing-mode="page"/>
    </style:style>
    <style:style style:name="P130" style:family="paragraph" style:parent-style-name="Preformatted_20_Text">
      <style:paragraph-properties fo:margin-top="0in" fo:margin-bottom="0in" style:contextual-spacing="false" style:writing-mode="page"/>
      <style:text-properties officeooo:rsid="0309dcd1" officeooo:paragraph-rsid="0309dcd1"/>
    </style:style>
    <style:style style:name="P131" style:family="paragraph" style:parent-style-name="Preformatted_20_Text">
      <style:paragraph-properties fo:margin-top="0in" fo:margin-bottom="0in" style:contextual-spacing="false" style:writing-mode="page"/>
      <style:text-properties officeooo:paragraph-rsid="03784a13"/>
    </style:style>
    <style:style style:name="P132" style:family="paragraph" style:parent-style-name="Preformatted_20_Text">
      <style:paragraph-properties fo:margin-top="0in" fo:margin-bottom="0in" style:contextual-spacing="false" style:writing-mode="page"/>
      <style:text-properties officeooo:paragraph-rsid="03b03935"/>
    </style:style>
    <style:style style:name="P133" style:family="paragraph" style:parent-style-name="Preformatted_20_Text">
      <style:paragraph-properties fo:margin-top="0in" fo:margin-bottom="0.0783in" style:contextual-spacing="false" style:writing-mode="page"/>
      <style:text-properties officeooo:paragraph-rsid="03b03935"/>
    </style:style>
    <style:style style:name="P134" style:family="paragraph" style:parent-style-name="Preformatted_20_Text">
      <style:paragraph-properties fo:margin-top="0in" fo:margin-bottom="0in" style:contextual-spacing="false" style:writing-mode="page"/>
      <style:text-properties officeooo:paragraph-rsid="03d7e67f"/>
    </style:style>
    <style:style style:name="P135" style:family="paragraph" style:parent-style-name="Preformatted_20_Text" style:master-page-name="">
      <style:paragraph-properties fo:margin-top="0in" fo:margin-bottom="0in" style:contextual-spacing="false" style:page-number="auto" fo:keep-with-next="always" style:writing-mode="page"/>
      <style:text-properties officeooo:paragraph-rsid="02e59d6d"/>
    </style:style>
    <style:style style:name="P136" style:family="paragraph" style:parent-style-name="Preformatted_20_Text">
      <style:paragraph-properties fo:margin-top="0in" fo:margin-bottom="0in" style:contextual-spacing="false" fo:keep-together="always" fo:keep-with-next="always"/>
      <style:text-properties officeooo:rsid="037465af" officeooo:paragraph-rsid="03a77c9a"/>
    </style:style>
    <style:style style:name="P137" style:family="paragraph" style:parent-style-name="Preformatted_20_Text">
      <style:paragraph-properties fo:margin-top="0in" fo:margin-bottom="0in" style:contextual-spacing="false" fo:keep-together="always" fo:keep-with-next="always"/>
      <style:text-properties officeooo:rsid="036ea629" officeooo:paragraph-rsid="036ea629"/>
    </style:style>
    <style:style style:name="P138" style:family="paragraph" style:parent-style-name="Preformatted_20_Text">
      <style:paragraph-properties fo:margin-top="0in" fo:margin-bottom="0in" style:contextual-spacing="false" fo:keep-with-next="always"/>
      <style:text-properties officeooo:rsid="03cde910" officeooo:paragraph-rsid="03cde910"/>
    </style:style>
    <style:style style:name="P139" style:family="paragraph" style:parent-style-name="Preformatted_20_Text">
      <style:paragraph-properties fo:margin-top="0in" fo:margin-bottom="0.0783in" style:contextual-spacing="false" fo:keep-with-next="always"/>
    </style:style>
    <style:style style:name="P140" style:family="paragraph" style:parent-style-name="Text_20_body">
      <style:text-properties officeooo:paragraph-rsid="0309dcd1"/>
    </style:style>
    <style:style style:name="P141" style:family="paragraph" style:parent-style-name="Text_20_body">
      <style:text-properties officeooo:rsid="0393c814" officeooo:paragraph-rsid="0393c814"/>
    </style:style>
    <style:style style:name="P142" style:family="paragraph" style:parent-style-name="Text_20_body">
      <style:text-properties officeooo:paragraph-rsid="03d5dbb5"/>
    </style:style>
    <style:style style:name="P143" style:family="paragraph" style:parent-style-name="Standard">
      <style:text-properties officeooo:paragraph-rsid="03d5dbb5"/>
    </style:style>
    <style:style style:name="P144" style:family="paragraph" style:parent-style-name="Preformatted_20_Text">
      <style:paragraph-properties fo:margin-top="0in" fo:margin-bottom="0.0398in" style:contextual-spacing="false"/>
    </style:style>
    <style:style style:name="P145" style:family="paragraph" style:parent-style-name="Standard">
      <style:text-properties officeooo:paragraph-rsid="0394592c"/>
    </style:style>
    <style:style style:name="P146" style:family="paragraph" style:parent-style-name="Standard">
      <style:text-properties officeooo:rsid="03b6c77d" officeooo:paragraph-rsid="03b6c77d"/>
    </style:style>
    <style:style style:name="P147" style:family="paragraph" style:parent-style-name="Preformatted_20_Text">
      <style:text-properties officeooo:rsid="03e8ccc0" officeooo:paragraph-rsid="03e8ccc0"/>
    </style:style>
    <style:style style:name="P148" style:family="paragraph" style:parent-style-name="Heading_20_1" style:master-page-name="">
      <style:paragraph-properties style:page-number="auto"/>
    </style:style>
    <style:style style:name="P149" style:family="paragraph" style:parent-style-name="Heading_20_2">
      <style:text-properties officeooo:paragraph-rsid="029e69dc"/>
    </style:style>
    <style:style style:name="P150" style:family="paragraph" style:parent-style-name="Heading_20_2">
      <style:paragraph-properties style:writing-mode="page"/>
    </style:style>
    <style:style style:name="P151" style:family="paragraph" style:parent-style-name="Heading_20_2" style:master-page-name="">
      <style:paragraph-properties fo:keep-together="always" style:page-number="auto" fo:keep-with-next="always" style:writing-mode="page"/>
      <style:text-properties officeooo:rsid="029cb776" officeooo:paragraph-rsid="029cb776"/>
    </style:style>
    <style:style style:name="P152" style:family="paragraph" style:parent-style-name="Heading_20_2">
      <style:paragraph-properties style:writing-mode="page"/>
      <style:text-properties officeooo:rsid="029f813d" officeooo:paragraph-rsid="029f813d"/>
    </style:style>
    <style:style style:name="P153" style:family="paragraph" style:parent-style-name="Heading_20_2">
      <style:text-properties style:text-line-through-style="none" style:text-line-through-type="none" officeooo:paragraph-rsid="03046426"/>
    </style:style>
    <style:style style:name="P154" style:family="paragraph" style:parent-style-name="Heading_20_2">
      <style:paragraph-properties style:writing-mode="page"/>
      <style:text-properties style:text-line-through-style="none" style:text-line-through-type="none" style:text-underline-style="none" officeooo:paragraph-rsid="039628fb"/>
    </style:style>
    <style:style style:name="P155" style:family="paragraph" style:parent-style-name="Heading_20_2" style:master-page-name="">
      <style:paragraph-properties fo:keep-together="always" style:page-number="auto" fo:keep-with-next="always"/>
    </style:style>
    <style:style style:name="P156" style:family="paragraph" style:parent-style-name="Heading_20_2" style:master-page-name="">
      <style:paragraph-properties fo:keep-together="always" style:page-number="auto" fo:keep-with-next="always" style:writing-mode="page"/>
    </style:style>
    <style:style style:name="P157" style:family="paragraph" style:parent-style-name="Heading_20_2" style:master-page-name="">
      <style:paragraph-properties fo:keep-together="always" style:page-number="auto" fo:keep-with-next="always"/>
      <style:text-properties officeooo:paragraph-rsid="03a77c9a"/>
    </style:style>
    <style:style style:name="P158" style:family="paragraph" style:parent-style-name="Heading_20_2">
      <style:paragraph-properties style:writing-mode="page"/>
      <style:text-properties officeooo:paragraph-rsid="038ff9c5"/>
    </style:style>
    <style:style style:name="P159" style:family="paragraph" style:parent-style-name="Heading_20_2">
      <style:text-properties officeooo:rsid="030dbf8f" officeooo:paragraph-rsid="0390596c"/>
    </style:style>
    <style:style style:name="P160" style:family="paragraph" style:parent-style-name="Heading_20_2">
      <style:text-properties officeooo:paragraph-rsid="0308763d"/>
    </style:style>
    <style:style style:name="P161" style:family="paragraph" style:parent-style-name="Heading_20_2" style:master-page-name="">
      <style:paragraph-properties style:page-number="auto"/>
      <style:text-properties officeooo:paragraph-rsid="0308763d"/>
    </style:style>
    <style:style style:name="P162" style:family="paragraph" style:parent-style-name="Heading_20_2">
      <style:text-properties officeooo:paragraph-rsid="03908f2d"/>
    </style:style>
    <style:style style:name="P163" style:family="paragraph" style:parent-style-name="Heading_20_2" style:master-page-name="">
      <style:paragraph-properties style:page-number="auto" fo:keep-with-next="always"/>
    </style:style>
    <style:style style:name="P164" style:family="paragraph" style:parent-style-name="Heading_20_2" style:master-page-name="">
      <style:paragraph-properties style:page-number="auto" style:writing-mode="page"/>
    </style:style>
    <style:style style:name="P165" style:family="paragraph" style:parent-style-name="Heading_20_2">
      <style:paragraph-properties style:writing-mode="page"/>
      <style:text-properties officeooo:rsid="03a24fbe" officeooo:paragraph-rsid="03a24fbe"/>
    </style:style>
    <style:style style:name="P166" style:family="paragraph" style:parent-style-name="Heading_20_2">
      <style:paragraph-properties style:writing-mode="page"/>
      <style:text-properties officeooo:paragraph-rsid="03a24fbe"/>
    </style:style>
    <style:style style:name="P167" style:family="paragraph" style:parent-style-name="Heading_20_2">
      <style:paragraph-properties style:writing-mode="page"/>
      <style:text-properties officeooo:paragraph-rsid="03a77c9a"/>
    </style:style>
    <style:style style:name="P168" style:family="paragraph" style:parent-style-name="Heading_20_2" style:master-page-name="">
      <style:paragraph-properties style:page-number="auto" fo:keep-with-next="auto" style:writing-mode="page"/>
      <style:text-properties officeooo:paragraph-rsid="03b3885c"/>
    </style:style>
    <style:style style:name="P169" style:family="paragraph" style:parent-style-name="Heading_20_2">
      <style:paragraph-properties style:writing-mode="page"/>
      <style:text-properties officeooo:paragraph-rsid="03b3885c"/>
    </style:style>
    <style:style style:name="P170" style:family="paragraph" style:parent-style-name="Heading_20_2">
      <style:paragraph-properties style:writing-mode="page"/>
      <style:text-properties officeooo:rsid="03abc52d" officeooo:paragraph-rsid="03abc52d"/>
    </style:style>
    <style:style style:name="P171" style:family="paragraph" style:parent-style-name="Heading_20_2">
      <style:paragraph-properties style:writing-mode="page"/>
      <style:text-properties style:font-name="Comfortaa" fo:font-size="10pt" fo:font-style="normal" fo:text-shadow="none" style:text-underline-style="solid" style:text-underline-width="auto" style:text-underline-color="font-color" fo:font-weight="bold" officeooo:rsid="03b55632" officeooo:paragraph-rsid="03b55632" style:font-name-asian="DejaVu Sans1" style:font-size-asian="14pt" style:font-style-asian="normal" style:font-weight-asian="normal" style:font-name-complex="FreeSans2" style:font-size-complex="14pt" style:font-style-complex="normal" style:font-weight-complex="normal"/>
    </style:style>
    <style:style style:name="P172" style:family="paragraph" style:parent-style-name="Heading_20_2">
      <style:paragraph-properties style:writing-mode="page"/>
      <style:text-properties officeooo:rsid="036b3107" officeooo:paragraph-rsid="036b3107"/>
    </style:style>
    <style:style style:name="P173" style:family="paragraph" style:parent-style-name="Heading_20_2">
      <style:paragraph-properties style:writing-mode="page"/>
      <style:text-properties officeooo:rsid="03b9b4a2" officeooo:paragraph-rsid="03b9b4a2"/>
    </style:style>
    <style:style style:name="P174" style:family="paragraph" style:parent-style-name="Heading_20_2">
      <style:paragraph-properties style:writing-mode="page"/>
      <style:text-properties officeooo:paragraph-rsid="039e6ee3"/>
    </style:style>
    <style:style style:name="P175" style:family="paragraph" style:parent-style-name="Preformatted_20_Text" style:master-page-name="">
      <style:paragraph-properties style:page-number="auto" fo:keep-with-next="auto" style:writing-mode="page"/>
      <style:text-properties officeooo:paragraph-rsid="02f7c3ed"/>
    </style:style>
    <style:style style:name="P176" style:family="paragraph" style:parent-style-name="Standard" style:master-page-name="">
      <loext:graphic-properties draw:fill="none" draw:fill-color="#cfe7f5"/>
      <style:paragraph-properties fo:margin-left="0.1965in" fo:margin-right="0in" fo:margin-top="0in" fo:margin-bottom="0.0783in" style:contextual-spacing="false" fo:keep-together="auto" fo:text-indent="0in" style:auto-text-indent="false" style:page-number="auto" fo:background-color="transparent" fo:keep-with-next="auto" style:writing-mode="page"/>
      <style:text-properties officeooo:paragraph-rsid="03d87876"/>
    </style:style>
    <style:style style:name="P177" style:family="paragraph" style:parent-style-name="Text_20_body" style:list-style-name="L1">
      <style:paragraph-properties style:writing-mode="page"/>
      <style:text-properties officeooo:rsid="03b9b4a2" officeooo:paragraph-rsid="03b9b4a2"/>
    </style:style>
    <style:style style:name="P178" style:family="paragraph" style:parent-style-name="Text_20_body" style:list-style-name="L1">
      <style:paragraph-properties style:writing-mode="page"/>
      <style:text-properties officeooo:rsid="03bdd5de" officeooo:paragraph-rsid="03bdd5de"/>
    </style:style>
    <style:style style:name="P179" style:family="paragraph" style:parent-style-name="Text_20_body" style:list-style-name="L2">
      <style:text-properties officeooo:rsid="03be7e15" officeooo:paragraph-rsid="03be7e15"/>
    </style:style>
    <style:style style:name="P180" style:family="paragraph" style:parent-style-name="Text_20_body" style:list-style-name="L2">
      <style:text-properties officeooo:rsid="03c8f32e" officeooo:paragraph-rsid="03c8f32e"/>
    </style:style>
    <style:style style:name="P181" style:family="paragraph" style:parent-style-name="Text_20_body">
      <style:text-properties officeooo:rsid="03d87876" officeooo:paragraph-rsid="03d878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d61dcf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016e0e" style:font-weight-asian="bold" style:font-weight-complex="bold"/>
    </style:style>
    <style:style style:name="T5" style:family="text">
      <style:text-properties fo:font-weight="bold" officeooo:rsid="033d1ecd" style:font-weight-asian="bold" style:font-weight-complex="bold"/>
    </style:style>
    <style:style style:name="T6" style:family="text">
      <style:text-properties fo:font-weight="bold" officeooo:rsid="038fc259" style:font-weight-asian="bold" style:font-weight-complex="bold"/>
    </style:style>
    <style:style style:name="T7" style:family="text">
      <style:text-properties fo:font-weight="bold" officeooo:rsid="03cf16e5" style:font-weight-asian="bold" style:font-weight-complex="bold"/>
    </style:style>
    <style:style style:name="T8" style:family="text">
      <style:text-properties fo:font-weight="bold" officeooo:rsid="03d2b539" style:font-weight-asian="bold" style:font-weight-complex="bold"/>
    </style:style>
    <style:style style:name="T9" style:family="text">
      <style:text-properties style:font-name="DejaVu Sans" fo:font-size="10pt" officeooo:rsid="0298f336" style:font-size-asian="10.5pt"/>
    </style:style>
    <style:style style:name="T10" style:family="text">
      <style:text-properties style:font-name="DejaVu Sans" fo:font-size="10pt" officeooo:rsid="02ad31ec" style:font-size-asian="10.5pt"/>
    </style:style>
    <style:style style:name="T11" style:family="text">
      <style:text-properties style:font-name="DejaVu Sans" fo:font-size="10pt" officeooo:rsid="02d43eea" style:font-size-asian="10.5pt"/>
    </style:style>
    <style:style style:name="T12" style:family="text">
      <style:text-properties style:font-name="DejaVu Sans" fo:font-size="10pt" officeooo:rsid="02eb50e1" style:font-size-asian="10.5pt"/>
    </style:style>
    <style:style style:name="T13" style:family="text">
      <style:text-properties style:font-name="DejaVu Sans" fo:font-size="10pt" officeooo:rsid="02ee8fef" style:font-size-asian="10.5pt"/>
    </style:style>
    <style:style style:name="T14" style:family="text">
      <style:text-properties officeooo:rsid="0298f336"/>
    </style:style>
    <style:style style:name="T15" style:family="text">
      <style:text-properties officeooo:rsid="02990c32"/>
    </style:style>
    <style:style style:name="T16" style:family="text">
      <style:text-properties officeooo:rsid="029b4331"/>
    </style:style>
    <style:style style:name="T17" style:family="text">
      <style:text-properties officeooo:rsid="029cdb51"/>
    </style:style>
    <style:style style:name="T18" style:family="text">
      <style:text-properties officeooo:rsid="029ce6ea"/>
    </style:style>
    <style:style style:name="T19" style:family="text">
      <style:text-properties officeooo:rsid="029f2a16"/>
    </style:style>
    <style:style style:name="T20" style:family="text">
      <style:text-properties officeooo:rsid="02a02bce"/>
    </style:style>
    <style:style style:name="T21" style:family="text">
      <style:text-properties officeooo:rsid="02a415df"/>
    </style:style>
    <style:style style:name="T22" style:family="text">
      <style:text-properties officeooo:rsid="02a57976"/>
    </style:style>
    <style:style style:name="T23" style:family="text">
      <style:text-properties officeooo:rsid="02a6509a"/>
    </style:style>
    <style:style style:name="T24" style:family="text">
      <style:text-properties officeooo:rsid="02a68c81"/>
    </style:style>
    <style:style style:name="T25" style:family="text">
      <style:text-properties officeooo:rsid="02ad31ec"/>
    </style:style>
    <style:style style:name="T26" style:family="text">
      <style:text-properties officeooo:rsid="02ae8d79"/>
    </style:style>
    <style:style style:name="T27" style:family="text">
      <style:text-properties officeooo:rsid="02b21d8c"/>
    </style:style>
    <style:style style:name="T28" style:family="text">
      <style:text-properties officeooo:rsid="02b33055"/>
    </style:style>
    <style:style style:name="T29" style:family="text">
      <style:text-properties officeooo:rsid="02be4f88"/>
    </style:style>
    <style:style style:name="T30" style:family="text">
      <style:text-properties officeooo:rsid="02c1dcf6"/>
    </style:style>
    <style:style style:name="T31" style:family="text">
      <style:text-properties officeooo:rsid="02c2a14d"/>
    </style:style>
    <style:style style:name="T32" style:family="text">
      <style:text-properties style:font-name="DejaVu Sans Mono" fo:font-size="10pt" fo:font-style="italic" fo:font-weight="bold" officeooo:rsid="02d61dcf" style:font-name-asian="DejaVu Sans Mono" style:font-size-asian="10pt" style:font-style-asian="italic" style:font-weight-asian="bold" style:font-name-complex="FreeSans" style:font-size-complex="10pt" style:font-style-complex="italic" style:font-weight-complex="bold"/>
    </style:style>
    <style:style style:name="T33" style:family="text">
      <style:text-properties officeooo:rsid="02c6e1f0"/>
    </style:style>
    <style:style style:name="T34" style:family="text">
      <style:text-properties fo:font-size="10pt" officeooo:rsid="029f2a16" style:font-size-asian="10.5pt"/>
    </style:style>
    <style:style style:name="T35" style:family="text">
      <style:text-properties officeooo:rsid="02d26c90"/>
    </style:style>
    <style:style style:name="T36" style:family="text">
      <style:text-properties officeooo:rsid="02dc7f48"/>
    </style:style>
    <style:style style:name="T37" style:family="text">
      <style:text-properties officeooo:rsid="02df0ca1"/>
    </style:style>
    <style:style style:name="T38" style:family="text">
      <style:text-properties officeooo:rsid="02e0caa6"/>
    </style:style>
    <style:style style:name="T39" style:family="text">
      <style:text-properties officeooo:rsid="02eb50e1"/>
    </style:style>
    <style:style style:name="T40" style:family="text">
      <style:text-properties officeooo:rsid="02f1327c"/>
    </style:style>
    <style:style style:name="T41" style:family="text">
      <style:text-properties officeooo:rsid="029cb776"/>
    </style:style>
    <style:style style:name="T42" style:family="text">
      <style:text-properties officeooo:rsid="03016e0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29cb776"/>
    </style:style>
    <style:style style:name="T45" style:family="text">
      <style:text-properties style:text-underline-style="none" officeooo:rsid="038970e1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officeooo:rsid="03046426"/>
    </style:style>
    <style:style style:name="T48" style:family="text">
      <style:text-properties officeooo:rsid="03046e4f"/>
    </style:style>
    <style:style style:name="T49" style:family="text">
      <style:text-properties officeooo:rsid="030dbf8f"/>
    </style:style>
    <style:style style:name="T50" style:family="text">
      <style:text-properties officeooo:rsid="030df276"/>
    </style:style>
    <style:style style:name="T51" style:family="text">
      <style:text-properties officeooo:rsid="0312e563"/>
    </style:style>
    <style:style style:name="T52" style:family="text">
      <style:text-properties officeooo:rsid="0314c786"/>
    </style:style>
    <style:style style:name="T53" style:family="text">
      <style:text-properties officeooo:rsid="031f71ee"/>
    </style:style>
    <style:style style:name="T54" style:family="text">
      <style:text-properties officeooo:rsid="032506ac"/>
    </style:style>
    <style:style style:name="T55" style:family="text">
      <style:text-properties officeooo:rsid="0325d483"/>
    </style:style>
    <style:style style:name="T56" style:family="text">
      <style:text-properties style:font-name="IBM Plex Mono"/>
    </style:style>
    <style:style style:name="T57" style:family="text">
      <style:text-properties style:font-name="IBM Plex Mono" officeooo:rsid="032bda2e"/>
    </style:style>
    <style:style style:name="T58" style:family="text">
      <style:text-properties style:font-name="IBM Plex Mono" fo:font-style="italic" style:font-style-asian="italic" style:font-style-complex="italic"/>
    </style:style>
    <style:style style:name="T59" style:family="text">
      <style:text-properties style:font-name="IBM Plex Mono" fo:font-style="italic" officeooo:rsid="03f1798a" style:font-style-asian="italic" style:font-style-complex="italic"/>
    </style:style>
    <style:style style:name="T60" style:family="text">
      <style:text-properties style:font-name="IBM Plex Mono" officeooo:rsid="036b3107"/>
    </style:style>
    <style:style style:name="T61" style:family="text">
      <style:text-properties style:font-name="IBM Plex Mono" fo:font-size="10pt" fo:font-style="italic" fo:font-weight="normal" officeooo:rsid="036b3107" style:font-name-asian="DejaVu Sans Mono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62" style:family="text">
      <style:text-properties style:font-name="IBM Plex Mono" officeooo:rsid="03705b19"/>
    </style:style>
    <style:style style:name="T63" style:family="text">
      <style:text-properties style:font-name="Comfortaa"/>
    </style:style>
    <style:style style:name="T64" style:family="text">
      <style:text-properties style:font-name="Comfortaa" fo:font-size="10pt" style:text-underline-style="none" officeooo:rsid="033b2dee" style:font-size-asian="10.5pt"/>
    </style:style>
    <style:style style:name="T65" style:family="text">
      <style:text-properties style:font-name="Comfortaa" fo:font-size="10pt" style:text-underline-style="none" officeooo:rsid="03413c7c" style:font-size-asian="10.5pt"/>
    </style:style>
    <style:style style:name="T66" style:family="text">
      <style:text-properties style:font-name="Comfortaa" fo:font-size="10pt" style:text-underline-style="none" fo:font-weight="normal" officeooo:rsid="033b2dee" style:font-size-asian="10.5pt" style:font-weight-asian="normal" style:font-weight-complex="normal"/>
    </style:style>
    <style:style style:name="T67" style:family="text">
      <style:text-properties style:font-name="Comfortaa" fo:font-size="10pt" officeooo:rsid="033d1958" style:font-size-asian="10.5pt"/>
    </style:style>
    <style:style style:name="T68" style:family="text">
      <style:text-properties style:font-name="Comfortaa" fo:font-size="10pt" officeooo:rsid="03413c7c" style:font-size-asian="10.5pt"/>
    </style:style>
    <style:style style:name="T69" style:family="text">
      <style:text-properties style:font-name="Comfortaa" fo:font-size="10pt" officeooo:rsid="0342c2d8" style:font-size-asian="10.5pt"/>
    </style:style>
    <style:style style:name="T70" style:family="text">
      <style:text-properties style:font-name="Comfortaa" fo:font-size="10pt" officeooo:rsid="03726a8c" style:font-size-asian="10.5pt"/>
    </style:style>
    <style:style style:name="T71" style:family="text">
      <style:text-properties style:font-name="Comfortaa" fo:font-size="10pt" officeooo:rsid="0394592c" style:font-size-asian="10.5pt"/>
    </style:style>
    <style:style style:name="T72" style:family="text">
      <style:text-properties style:font-name="Comfortaa" fo:font-size="10pt" officeooo:rsid="0396db3a" style:font-size-asian="10.5pt"/>
    </style:style>
    <style:style style:name="T73" style:family="text">
      <style:text-properties style:font-name="Comfortaa" fo:font-size="10pt" officeooo:rsid="036b3107" style:font-name-asian="DejaVu Sans Mono" style:font-size-asian="10.5pt" style:font-name-complex="FreeSans"/>
    </style:style>
    <style:style style:name="T74" style:family="text">
      <style:text-properties style:font-name="Comfortaa" fo:font-size="10pt" officeooo:rsid="03908f2d" style:font-name-asian="DejaVu Sans Mono" style:font-size-asian="10.5pt" style:font-name-complex="FreeSans"/>
    </style:style>
    <style:style style:name="T75" style:family="text">
      <style:text-properties style:font-name="Comfortaa" fo:font-size="10pt" fo:font-style="normal" fo:text-shadow="none" style:text-underline-style="solid" style:text-underline-width="auto" style:text-underline-color="font-color" fo:font-weight="bold" officeooo:rsid="038ff9c5" style:font-name-asian="DejaVu Sans1" style:font-size-asian="14pt" style:font-style-asian="normal" style:font-weight-asian="normal" style:font-name-complex="FreeSans2" style:font-size-complex="14pt" style:font-style-complex="normal" style:font-weight-complex="normal"/>
    </style:style>
    <style:style style:name="T76" style:family="text">
      <style:text-properties style:font-name="Comfortaa" officeooo:rsid="03585f55"/>
    </style:style>
    <style:style style:name="T77" style:family="text">
      <style:text-properties style:font-name="Comfortaa" officeooo:rsid="035a3bf7"/>
    </style:style>
    <style:style style:name="T78" style:family="text">
      <style:text-properties style:font-name="Comfortaa" officeooo:rsid="035badbf"/>
    </style:style>
    <style:style style:name="T79" style:family="text">
      <style:text-properties style:font-name="Comfortaa" officeooo:rsid="036b3107"/>
    </style:style>
    <style:style style:name="T80" style:family="text">
      <style:text-properties style:font-name="Comfortaa" fo:font-style="normal" style:font-style-asian="normal" style:font-style-complex="normal"/>
    </style:style>
    <style:style style:name="T81" style:family="text">
      <style:text-properties style:font-name="Comfortaa" fo:font-style="normal" officeooo:rsid="03748574" style:font-style-asian="normal" style:font-style-complex="normal"/>
    </style:style>
    <style:style style:name="T82" style:family="text">
      <style:text-properties style:font-name="Comfortaa" officeooo:rsid="03908f2d"/>
    </style:style>
    <style:style style:name="T83" style:family="text">
      <style:text-properties style:font-name="Comfortaa" officeooo:rsid="03ad79a3"/>
    </style:style>
    <style:style style:name="T84" style:family="text">
      <style:text-properties style:font-name="Comfortaa" officeooo:rsid="03b03935"/>
    </style:style>
    <style:style style:name="T85" style:family="text">
      <style:text-properties officeooo:rsid="03355a47"/>
    </style:style>
    <style:style style:name="T86" style:family="text">
      <style:text-properties officeooo:rsid="03364557"/>
    </style:style>
    <style:style style:name="T87" style:family="text">
      <style:text-properties style:font-name="IBM Plex Mono Text" fo:font-style="italic" style:font-style-asian="italic" style:font-style-complex="italic"/>
    </style:style>
    <style:style style:name="T88" style:family="text">
      <style:text-properties officeooo:rsid="033d1958"/>
    </style:style>
    <style:style style:name="T89" style:family="text">
      <style:text-properties officeooo:rsid="033d1ecd"/>
    </style:style>
    <style:style style:name="T90" style:family="text">
      <style:text-properties officeooo:rsid="03413c7c"/>
    </style:style>
    <style:style style:name="T91" style:family="text">
      <style:text-properties officeooo:rsid="034d6fcf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style:text-line-through-style="none" style:text-line-through-type="none" officeooo:rsid="036b41eb"/>
    </style:style>
    <style:style style:name="T94" style:family="text">
      <style:text-properties style:text-line-through-style="none" style:text-line-through-type="none" officeooo:rsid="02be4f88"/>
    </style:style>
    <style:style style:name="T95" style:family="text">
      <style:text-properties style:text-line-through-style="none" style:text-line-through-type="none" style:text-underline-style="none"/>
    </style:style>
    <style:style style:name="T96" style:family="text">
      <style:text-properties style:text-line-through-style="none" style:text-line-through-type="none" style:text-underline-style="none" officeooo:rsid="03bb1e26"/>
    </style:style>
    <style:style style:name="T97" style:family="text">
      <style:text-properties style:text-line-through-style="none" style:text-line-through-type="none" style:text-underline-style="none" officeooo:rsid="038ff9c5"/>
    </style:style>
    <style:style style:name="T98" style:family="text">
      <style:text-properties style:text-line-through-style="none" style:text-line-through-type="none" style:text-underline-style="none" officeooo:rsid="03de2d92"/>
    </style:style>
    <style:style style:name="T99" style:family="text">
      <style:text-properties style:text-line-through-style="none" style:text-line-through-type="none" officeooo:rsid="038ff9c5"/>
    </style:style>
    <style:style style:name="T100" style:family="text">
      <style:text-properties style:text-line-through-style="none" style:text-line-through-type="none" style:font-name="IBM Plex Mono"/>
    </style:style>
    <style:style style:name="T101" style:family="text">
      <style:text-properties style:text-line-through-style="none" style:text-line-through-type="none" style:font-name="IBM Plex Mono" officeooo:rsid="03dff497"/>
    </style:style>
    <style:style style:name="T102" style:family="text">
      <style:text-properties officeooo:rsid="036a8c76"/>
    </style:style>
    <style:style style:name="T103" style:family="text">
      <style:text-properties officeooo:rsid="036c9073"/>
    </style:style>
    <style:style style:name="T104" style:family="text">
      <style:text-properties officeooo:rsid="036cab1b"/>
    </style:style>
    <style:style style:name="T105" style:family="text">
      <style:text-properties officeooo:rsid="03726a8c"/>
    </style:style>
    <style:style style:name="T106" style:family="text">
      <style:text-properties officeooo:rsid="037465af"/>
    </style:style>
    <style:style style:name="T107" style:family="text">
      <style:text-properties officeooo:rsid="03748574"/>
    </style:style>
    <style:style style:name="T108" style:family="text">
      <style:text-properties officeooo:rsid="037729f0"/>
    </style:style>
    <style:style style:name="T109" style:family="text">
      <style:text-properties officeooo:rsid="0379c275"/>
    </style:style>
    <style:style style:name="T110" style:family="text">
      <style:text-properties officeooo:rsid="037cae7f"/>
    </style:style>
    <style:style style:name="T111" style:family="text">
      <style:text-properties officeooo:rsid="03811e7e"/>
    </style:style>
    <style:style style:name="T112" style:family="text">
      <style:text-properties fo:color="#000000" loext:opacity="100%" officeooo:rsid="03811e7e" fo:background-color="#ffffff" loext:char-shading-value="0"/>
    </style:style>
    <style:style style:name="T113" style:family="text">
      <style:text-properties fo:color="#000000" loext:opacity="100%" style:text-line-through-style="none" style:text-line-through-type="none" fo:background-color="#ffffff" loext:char-shading-value="0"/>
    </style:style>
    <style:style style:name="T114" style:family="text">
      <style:text-properties fo:color="#000000" loext:opacity="100%" style:text-line-through-style="none" style:text-line-through-type="none" officeooo:rsid="0384d05f" fo:background-color="#ffffff" loext:char-shading-value="0"/>
    </style:style>
    <style:style style:name="T115" style:family="text">
      <style:text-properties fo:color="#000000" loext:opacity="100%" style:text-line-through-style="none" style:text-line-through-type="none" officeooo:rsid="03811e7e" fo:background-color="#ffffff" loext:char-shading-value="0"/>
    </style:style>
    <style:style style:name="T116" style:family="text">
      <style:text-properties fo:color="#000000" loext:opacity="100%" style:text-line-through-style="none" style:text-line-through-type="none" officeooo:rsid="03813b9e" fo:background-color="#ffffff" loext:char-shading-value="0"/>
    </style:style>
    <style:style style:name="T117" style:family="text">
      <style:text-properties fo:color="#000000" loext:opacity="100%" style:text-line-through-style="none" style:text-line-through-type="none" officeooo:rsid="0386a2e5" fo:background-color="#ffffff" loext:char-shading-value="0"/>
    </style:style>
    <style:style style:name="T118" style:family="text">
      <style:text-properties fo:color="#000000" loext:opacity="100%" style:text-line-through-style="none" style:text-line-through-type="none" officeooo:rsid="0387050c" fo:background-color="#ffffff" loext:char-shading-value="0"/>
    </style:style>
    <style:style style:name="T119" style:family="text">
      <style:text-properties fo:color="#000000" loext:opacity="100%" style:text-line-through-style="none" style:text-line-through-type="none" officeooo:rsid="03a3c320" fo:background-color="#ffffff" loext:char-shading-value="0"/>
    </style:style>
    <style:style style:name="T120" style:family="text">
      <style:text-properties fo:color="#000000" loext:opacity="100%" style:text-line-through-style="none" style:text-line-through-type="none" officeooo:rsid="03b1b20c" fo:background-color="#ffffff" loext:char-shading-value="0"/>
    </style:style>
    <style:style style:name="T121" style:family="text">
      <style:text-properties fo:color="#000000" loext:opacity="100%" style:text-line-through-style="none" style:text-line-through-type="none" officeooo:rsid="03c57da0" fo:background-color="#ffffff" loext:char-shading-value="0"/>
    </style:style>
    <style:style style:name="T122" style:family="text">
      <style:text-properties fo:color="#000000" loext:opacity="100%" style:text-line-through-style="none" style:text-line-through-type="none" officeooo:rsid="03cbab69" fo:background-color="#ffffff" loext:char-shading-value="0"/>
    </style:style>
    <style:style style:name="T123" style:family="text">
      <style:text-properties officeooo:rsid="03813b9e"/>
    </style:style>
    <style:style style:name="T124" style:family="text">
      <style:text-properties officeooo:rsid="038933a4"/>
    </style:style>
    <style:style style:name="T125" style:family="text">
      <style:text-properties officeooo:rsid="038adb41"/>
    </style:style>
    <style:style style:name="T126" style:family="text">
      <style:text-properties style:font-name="Noto Sans Mono" fo:font-size="10pt" fo:font-style="italic" fo:font-weight="normal" officeooo:rsid="03923c57" style:font-name-asian="DejaVu Sans Mono" style:font-size-asian="10pt" style:font-style-asian="italic" style:font-weight-asian="normal" style:font-name-complex="FreeSans" style:font-size-complex="10pt" style:font-style-complex="italic" style:font-weight-complex="normal"/>
    </style:style>
    <style:style style:name="T127" style:family="text">
      <style:text-properties officeooo:rsid="038e2fc8"/>
    </style:style>
    <style:style style:name="T128" style:family="text">
      <style:text-properties officeooo:rsid="038fc259"/>
    </style:style>
    <style:style style:name="T129" style:family="text">
      <style:text-properties officeooo:rsid="038ff9c5"/>
    </style:style>
    <style:style style:name="T130" style:family="text">
      <style:text-properties style:text-line-through-style="solid" style:text-line-through-type="single" style:font-name="IBM Plex Mono"/>
    </style:style>
    <style:style style:name="T131" style:family="text">
      <style:text-properties style:text-line-through-style="solid" style:text-line-through-type="single" style:font-name="IBM Plex Mono" officeooo:rsid="0351c2ed"/>
    </style:style>
    <style:style style:name="T132" style:family="text">
      <style:text-properties style:text-line-through-style="solid" style:text-line-through-type="single" style:text-underline-style="none" officeooo:rsid="038ff9c5"/>
    </style:style>
    <style:style style:name="T133" style:family="text">
      <style:text-properties officeooo:rsid="0390596c"/>
    </style:style>
    <style:style style:name="T134" style:family="text">
      <style:text-properties officeooo:rsid="03908f2d"/>
    </style:style>
    <style:style style:name="T135" style:family="text">
      <style:text-properties officeooo:rsid="03923c57"/>
    </style:style>
    <style:style style:name="T136" style:family="text">
      <style:text-properties style:font-name="monospace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officeooo:rsid="0394592c"/>
    </style:style>
    <style:style style:name="T140" style:family="text">
      <style:text-properties officeooo:rsid="0396db3a"/>
    </style:style>
    <style:style style:name="T141" style:family="text">
      <style:text-properties officeooo:rsid="0345203b"/>
    </style:style>
    <style:style style:name="T142" style:family="text">
      <style:text-properties officeooo:rsid="039e6ee3"/>
    </style:style>
    <style:style style:name="T143" style:family="text">
      <style:text-properties officeooo:rsid="03ac754a"/>
    </style:style>
    <style:style style:name="T144" style:family="text">
      <style:text-properties officeooo:rsid="03b03935"/>
    </style:style>
    <style:style style:name="T145" style:family="text">
      <style:text-properties officeooo:rsid="03b3eda4"/>
    </style:style>
    <style:style style:name="T146" style:family="text">
      <style:text-properties officeooo:rsid="03b55632"/>
    </style:style>
    <style:style style:name="T147" style:family="text">
      <style:text-properties officeooo:rsid="03be7e15"/>
    </style:style>
    <style:style style:name="T148" style:family="text">
      <style:text-properties officeooo:rsid="03c6f3cc"/>
    </style:style>
    <style:style style:name="T149" style:family="text">
      <style:text-properties officeooo:rsid="03cbab69"/>
    </style:style>
    <style:style style:name="T150" style:family="text">
      <style:text-properties officeooo:rsid="03cc3484"/>
    </style:style>
    <style:style style:name="T151" style:family="text">
      <style:text-properties officeooo:rsid="03cde910"/>
    </style:style>
    <style:style style:name="T152" style:family="text">
      <style:text-properties officeooo:rsid="03cf16e5"/>
    </style:style>
    <style:style style:name="T153" style:family="text">
      <style:text-properties officeooo:rsid="03d2b539"/>
    </style:style>
    <style:style style:name="T154" style:family="text">
      <style:text-properties officeooo:rsid="03d5dbb5"/>
    </style:style>
    <style:style style:name="T155" style:family="text">
      <style:text-properties officeooo:rsid="03d7e67f"/>
    </style:style>
    <style:style style:name="T156" style:family="text">
      <style:text-properties officeooo:rsid="03d87876"/>
    </style:style>
    <style:style style:name="T157" style:family="text">
      <style:text-properties officeooo:rsid="03db6568"/>
    </style:style>
    <style:style style:name="T158" style:family="text">
      <style:text-properties officeooo:rsid="03dff497"/>
    </style:style>
    <style:style style:name="T159" style:family="text">
      <style:text-properties officeooo:rsid="03e4d266"/>
    </style:style>
    <style:style style:name="T160" style:family="text">
      <style:text-properties officeooo:rsid="03e524ea"/>
    </style:style>
    <style:style style:name="T161" style:family="text">
      <style:text-properties officeooo:rsid="03e9a465"/>
    </style:style>
    <style:style style:name="T162" style:family="text">
      <style:text-properties officeooo:rsid="03eb691b"/>
    </style:style>
    <style:style style:name="T163" style:family="text">
      <style:text-properties officeooo:rsid="03ee227f"/>
    </style:style>
    <style:style style:name="T164" style:family="text">
      <style:text-properties officeooo:rsid="03f06476"/>
    </style:style>
    <style:style style:name="T165" style:family="text">
      <style:text-properties officeooo:rsid="03f179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oy’s Arch Linux Install Guide</text:p>
      <text:h text:style-name="Heading_20_2" text:outline-level="2">Prepare the install <text:span text:style-name="T110">media</text:span></text:h>
      <text:p text:style-name="Text_20_body"><text:span text:style-name="T19">If needed, c</text:span>reate an EFI USB install device.</text:p>
      <text:p text:style-name="Preformatted_20_Text">dd bs=16M if=archlinux-YYYY.MM.DD-x86_64.iso of=/dev/sdX &amp;&amp; sync</text:p>
      <text:h text:style-name="Heading_20_2" text:outline-level="2">Boot the Arch Linux install media.</text:h>
      <text:p text:style-name="P85"><text:span text:style-name="T19">If a larger console font is needed, </text:span><text:span text:style-name="T34">issue the following command:</text:span></text:p>
      <text:p text:style-name="P83">setfont latarcyrheb-sun32</text:p>
      <text:p text:style-name="Text_20_body">If using <text:span text:style-name="T19">WiFi</text:span>, connect to an access point. <text:s/><text:span text:style-name="T33">Ethernet should connect automatically.</text:span></text:p>
      <text:p text:style-name="P147">iwcli</text:p>
      <text:h text:style-name="P149" text:outline-level="2">Partition disk for EFI and LVM</text:h>
      <text:p text:style-name="Text_20_body">Ensure that there is an efi boot partition formatted as FAT32 and flagged as type 'ef00'</text:p>
      <text:p text:style-name="P95">/dev/nvme0n1p2<text:tab/><text:span text:style-name="T15">256</text:span>M</text:p>
      <text:p text:style-name="Text_20_body">Allocate the remaining disk space as a partition of '8e00 Linux LVM'</text:p>
      <text:p text:style-name="P95">/dev/nvme0n1p2<text:tab/>max</text:p>
      <text:h text:style-name="Heading_20_2" text:outline-level="2">Encryption</text:h>
      <text:p text:style-name="Text_20_body">If full disk encryption will be used, first:</text:p>
      <text:p text:style-name="Preformatted_20_Text">modprobe dm-crypt</text:p>
      <text:p text:style-name="Text_20_body">If encryption <text:span text:style-name="T14">is already set up </text:span>on the partition and <text:span text:style-name="T9">you wish</text:span> to preserve the <text:span text:style-name="T14">existing </text:span>file systems, skip the following <text:span text:style-name="T67">command</text:span>. <text:span text:style-name="T88">Otherwise, be sure to remember the password. (drink real ale!)</text:span></text:p>
      <text:p text:style-name="P144">cryptsetup -v luksFormat --type luks2 /dev/nvme0n1p2</text:p>
      <text:p text:style-name="P95">(<text:span text:style-name="T5">Note</text:span><text:span text:style-name="T89">: B</text:span>e sure to remember the password. (drink real ale!)</text:p>
      <text:p text:style-name="Text_20_body">To open the crypt, issue the following command. <text:s/>The word ‘crypt’ on the end represents the name of the crypt. <text:s/>Adjust if desired.</text:p>
      <text:p text:style-name="Preformatted_20_Text"><text:bookmark-start text:name="__DdeLink__198_745451641"/>cryptsetup open /dev/nvme0n1p2 crypt<text:bookmark-end text:name="__DdeLink__198_745451641"/> --allow-discards --persistent</text:p>
      <text:h text:style-name="P150" text:outline-level="2">LVM Setup <text:span text:style-name="T161">Example</text:span></text:h>
      <text:p text:style-name="P21">If the LVM disks are not yet created, the following commands will facilitate. <text:s/><text:span text:style-name="T16">Assuming the crypt was names ‘crypt’. <text:s/>Adjust as needed according to the name given when opening the crypt. <text:s/>If not using encryption, the device will be a physical device such as ‘/dev/nvme0n1p2’. <text:s/>The ‘vg’ is the name of the volume group. <text:s/>The ‘-n xxxx’ specifies the name of the logical volume being created. <text:s/>The ‘-L xxG’ specifies the size of the logical volume’</text:span></text:p>
      <text:p text:style-name="P124">pvcreate /dev/mapper/crypt</text:p>
      <text:p text:style-name="P124">vgcreate vg /dev/mapper/crypt</text:p>
      <text:p text:style-name="P124">lvcreate -L <text:span text:style-name="T124">32</text:span>G vg -n root</text:p>
      <text:p text:style-name="P134">lvcreate -L <text:span text:style-name="T155">64</text:span>G vg -n data</text:p>
      <text:p text:style-name="P82">lvcreate -L <text:span text:style-name="T155">128</text:span>G vg -n <text:span text:style-name="T155">virt</text:span></text:p>
      <text:p text:style-name="P124">lvcreate -L 16G vg -n swap</text:p>
      <text:p text:style-name="P134"/>
      <text:h text:style-name="P151" text:outline-level="2"><text:soft-page-break/>Format the volumes</text:h>
      <text:p text:style-name="P118">Examples given below assume LVM logical volumes. <text:s/>Adjust as required.</text:p>
      <text:p text:style-name="P112"><text:span text:style-name="T45">f</text:span><text:span text:style-name="T43">at32</text:span><text:span text:style-name="T17">: </text:span>mkfs.fat -n <text:span text:style-name="T161">boot</text:span> -F32 /dev/nvme0n1p1</text:p>
      <text:p text:style-name="Standard">(Note: Use extreme caution formatting the EFI partition when in a dual boot scenario)</text:p>
      <text:p text:style-name="Standard"><text:span text:style-name="T44">xfs</text:span><text:span text:style-name="T41">: <text:s/></text:span>mkfs.xfs -L root /dev/vg/root</text:p>
      <text:p text:style-name="Standard"><text:span text:style-name="T44">btrfs</text:span><text:span text:style-name="T41">: </text:span>mkfs.btrfs -L <text:span text:style-name="T17">root</text:span> /dev/<text:span text:style-name="T17">vg/root</text:span></text:p>
      <text:p text:style-name="Standard"><text:span text:style-name="T43">swap</text:span>: mkswap -<text:span text:style-name="T17">L swap </text:span>/dev/vg/swap</text:p>
      <text:h text:style-name="P152" text:outline-level="2">Mount the volumes</text:h>
      <text:p text:style-name="Standard">If btrfs is being used, compression and nodatacow options (mount -o compress-<text:span text:style-name="T164">force</text:span><text:span text:style-name="T162">=</text:span>zstd <text:span text:style-name="Source_20_Text"><text:span text:style-name="T63">nodatacow </text:span></text:span>/dev/vg/data) need to be specified on the mount command for the vm image storage disk (data).</text:p>
      <text:p text:style-name="P125">mount /dev/vg/root /<text:span text:style-name="T20">mnt</text:span></text:p>
      <text:p text:style-name="P125">mkdir -p /mnt/boot</text:p>
      <text:p text:style-name="P125">mount /dev/nvme0n1p1 /mnt/boot <text:span text:style-name="T164">zsh</text:span></text:p>
      <text:p text:style-name="P125">mkdir -p /mnt/<text:span text:style-name="T155">virt</text:span></text:p>
      <text:p text:style-name="P125">mount /dev/vg/<text:span text:style-name="T155">virt</text:span> /mnt/<text:span text:style-name="T155">virt</text:span></text:p>
      <text:p text:style-name="P125">mkdir -p /mnt/home/<text:span text:style-name="T156">troy/</text:span>data</text:p>
      <text:p text:style-name="P125">mount /dev/vg/<text:span text:style-name="T20">data</text:span> /mnt/<text:span text:style-name="T20">home/</text:span><text:span text:style-name="T156">troy/</text:span><text:span text:style-name="T20">data</text:span></text:p>
      <text:p text:style-name="P125"><text:span text:style-name="T41">swapon -</text:span><text:span text:style-name="T18">L swap</text:span></text:p>
      <text:h text:style-name="Heading_20_2" text:outline-level="2">Install Arch base</text:h>
      <text:p text:style-name="P6">Consider enabling the testing repos in pacman.conf before running pacstrap.</text:p>
      <text:p text:style-name="Text_20_body"/>
      <text:p text:style-name="P121">pacstrap /mnt <text:span text:style-name="T23">avahi </text:span>base <text:span text:style-name="T125">base-devel </text:span><text:span text:style-name="T24">bluez </text:span><text:span text:style-name="T21">dosfstools </text:span><text:span text:style-name="T23">git</text:span><text:span text:style-name="T21"> intel-ucode </text:span><text:span text:style-name="T23">iw* iwd*</text:span><text:span text:style-name="T21"> linux linux-firmware linux-headers </text:span><text:span text:style-name="T22">lvm2 </text:span><text:span text:style-name="T37">man </text:span><text:span text:style-name="T22">mlocate </text:span><text:span text:style-name="T23">nano </text:span><text:span text:style-name="T22">networkmanager nss-mdns openssh python </text:span><text:span text:style-name="T24">wget </text:span><text:span text:style-name="T21">xfsprogs </text:span><text:span text:style-name="T22">zsh</text:span></text:p>
      <text:p text:style-name="P20">* - if system will use WiFi</text:p>
      <text:h text:style-name="Heading_20_2" text:outline-level="2">Create an /etc/fstab file</text:h>
      <text:p text:style-name="Standard">Alternatively there is a good fstab file located in the arch-setup folder on the data filesystem. <text:s/>Be sure to edit the file for accuracy. <text:s/><text:span text:style-name="T127">UUIDs will be different after a formating.</text:span></text:p>
      <text:p text:style-name="P111">genfstab /mnt &gt;&gt; /mnt/etc/fstab</text:p>
      <text:h text:style-name="Heading_20_2" text:outline-level="2">Change to the newly installed root environment</text:h>
      <text:p text:style-name="P122">arch-chroot /mnt</text:p>
      <text:h text:style-name="P153" text:outline-level="2"><text:span text:style-name="T47">v</text:span>Console customisations</text:h>
      <text:p text:style-name="P86">In order to ensure that the font is a readable size, execute the following:</text:p>
      <text:p text:style-name="P84">echo FONT=latarcyrheb-sun32 &gt; /etc/vconsole.conf</text:p>
      <text:h text:style-name="P155" text:outline-level="2"><text:soft-page-break/>Edit /etc/mkinitcpio.conf</text:h>
      <text:p text:style-name="P64"><text:span text:style-name="T43">M</text:span><text:span text:style-name="T64">odules</text:span>: </text:p>
      <text:p text:style-name="P58"><text:span text:style-name="T29">Add </text:span>intel_agp and i915</text:p>
      <text:p text:style-name="P46"><text:span text:style-name="T43">H</text:span><text:span text:style-name="T64">ooks</text:span>: </text:p>
      <text:p text:style-name="P117">Replace <text:span text:style-name="T163">base and </text:span>udev with systemd </text:p>
      <text:p text:style-name="P63">Add sd-vconsole after systemd</text:p>
      <text:p text:style-name="P62">Insert sd-lvm2 between block and filesystems</text:p>
      <text:p text:style-name="P115">If using encryption:</text:p>
      <text:p text:style-name="P59"><text:span text:style-name="T47">I</text:span>nsert sd-encrypt before sd-lvm2</text:p>
      <text:p text:style-name="P66"><text:span text:style-name="T43">If using </text:span><text:span text:style-name="T65">plymouth</text:span><text:span text:style-name="T43">:</text:span></text:p>
      <text:p text:style-name="P104"><text:span text:style-name="T47">I</text:span>nsert sd-<text:span text:style-name="T90">plymouth</text:span> <text:span text:style-name="T68">between systemd and sd-vconsole</text:span></text:p>
      <text:h text:style-name="Heading_20_2" text:outline-level="2">Build init<text:span text:style-name="T27">ial RAM filesystem</text:span></text:h>
      <text:p text:style-name="P2">mkinitcpio -P</text:p>
      <text:h text:style-name="Heading_20_2" text:outline-level="2">Install a bootloader</text:h>
      <text:p text:style-name="Text_20_body"><text:span text:style-name="T43">BIOS</text:span>:</text:p>
      <text:p text:style-name="P124">pacman -S grub</text:p>
      <text:p text:style-name="P124">grub-install --recheck /dev/sda</text:p>
      <text:p text:style-name="P2">grub-mkconfig -o /boot/grub/grub.cfg</text:p>
      <text:p text:style-name="Text_20_body"><text:span text:style-name="T43">EFI</text:span>:</text:p>
      <text:p text:style-name="P2">bootctl instal<text:span text:style-name="T31">l</text:span></text:p>
      <text:h text:style-name="Heading_20_2" text:outline-level="2">Create the file '/boot/loader/entries/arch.conf'</text:h>
      <text:p text:style-name="P100">title <text:s text:c="2"/>Arch Linux</text:p>
      <text:p text:style-name="P99">linux <text:s text:c="2"/>/vmlinuz-linux</text:p>
      <text:p text:style-name="P99">initrd <text:s/>/intel-ucode.img</text:p>
      <text:p text:style-name="P99">initrd <text:s/>/initramfs-linux.img</text:p>
      <text:p text:style-name="P98">options root=/dev/vg/root rw quiet </text:p>
      <text:p text:style-name="Text_20_body"><text:span text:style-name="T157">For</text:span> encryption, add:</text:p>
      <text:p text:style-name="P97"><text:span text:style-name="T35">rd.luks.name=</text:span><text:span text:style-name="T39">&lt;</text:span><text:span text:style-name="T11">UUID</text:span><text:span text:style-name="T12">&gt;</text:span><text:span text:style-name="T35">=crypt rd.luks.options=timeout=0 rootflags=x-systemd.device-timeout=0</text:span></text:p>
      <text:p text:style-name="P107">(<text:span text:style-name="T3">Note</text:span>: Use <text:span text:style-name="T87">lsblk -up</text:span> to determine the appropriate UUID for the encrypted volume, <text:span text:style-name="T6">NOT</text:span><text:span text:style-name="T128"> the root volume.</text:span>)</text:p>
      <text:p text:style-name="Text_20_body">For plymouth silent boot add right after quiet:</text:p>
      <text:p text:style-name="P103"><text:span text:style-name="T129"><text:s/></text:span><text:span text:style-name="T99">quiet splash </text:span><text:span text:style-name="T132">loglevel=3 rd.udev.log_priority=3 vt.global_cursor_default=0</text:span><text:span text:style-name="T97"> </text:span><text:span text:style-name="T98">(still required?)</text:span></text:p>
      <text:p text:style-name="Text_20_body">For hibernation, add:</text:p>
      <text:p text:style-name="P95">resume=/dev/vg/swap</text:p>
      <text:p text:style-name="P181">For cgroups2, add:</text:p>
      <text:p text:style-name="P176">cgroup_no_v1="all"</text:p>
      <text:h text:style-name="Heading_20_2" text:outline-level="2"><text:span text:style-name="T28">E</text:span>dit the file '/boot/loader/loader.conf'</text:h>
      <text:p text:style-name="P97">#timeout <text:span text:style-name="T40">0</text:span></text:p>
      <text:p text:style-name="P96">#console-mode <text:span text:style-name="T13">keep</text:span></text:p>
      <text:p text:style-name="P95">default arch</text:p>
      <text:h text:style-name="Heading_20_2" text:outline-level="2">Set root password and shell</text:h>
      <text:p text:style-name="P135">passwd</text:p>
      <text:p text:style-name="P175">chsh -<text:span text:style-name="T48">s </text:span>/bin/zsh</text:p>
      <text:h text:style-name="P158" text:outline-level="2"><text:soft-page-break/><text:span text:style-name="T75">Create</text:span> User</text:h>
      <text:p text:style-name="P15">Create a new user ‘troy’</text:p>
      <text:p text:style-name="P14">groupadd -f -g 10<text:span text:style-name="T129">00</text:span> troy </text:p>
      <text:p text:style-name="P14">useradd -m -s /bin/zsh -u 10<text:span text:style-name="T129">00</text:span> -g troy -G wheel troy</text:p>
      <text:p text:style-name="P13">passwd tro<text:span text:style-name="T133">y</text:span></text:p>
      <text:p text:style-name="Text_20_body">Make troy the owner of the directory.</text:p>
      <text:p text:style-name="Preformatted_20_Text">chown -R troy:troy <text:span text:style-name="T1">home</text:span><text:span text:style-name="T137">/troy</text:span></text:p>
      <text:p text:style-name="P141">Create .zshrc link</text:p>
      <text:p text:style-name="Preformatted_20_Text">ln -s /home/troy/data/arch-setup/zsh/.zshrc ~/.zshrc</text:p>
      <text:h text:style-name="P159" text:outline-level="2">Enable sudo for wheel group</text:h>
      <text:p text:style-name="P16"><text:span text:style-name="T2">echo</text:span><text:span text:style-name="T32"> '</text:span><text:span text:style-name="T2">%wheel ALL=(ALL) ALL' &gt; /etc/sudoers.d/01_wheel</text:span></text:p>
      <text:h text:style-name="Heading_20_2" text:outline-level="2">Finish up</text:h>
      <text:p text:style-name="P119">Exit <text:span text:style-name="T30">the chroot environment</text:span></text:p>
      <text:p text:style-name="P42">exit</text:p>
      <text:p text:style-name="Text_20_body"><text:span text:style-name="T30">U</text:span>nmount filesystems</text:p>
      <text:p text:style-name="P128">umount /mnt/boot</text:p>
      <text:p text:style-name="P128">umount /mnt/home/data</text:p>
      <text:p text:style-name="P27">umount /mnt/home</text:p>
      <text:p text:style-name="P139">umount /mnt</text:p>
      <text:p text:style-name="Text_20_body"><text:span text:style-name="T30">R</text:span>eboot <text:span text:style-name="T30">into the new </text:span>system</text:p>
      <text:p text:style-name="Preformatted_20_Text">reboot</text:p>
      <text:h text:style-name="P148" text:outline-level="1">Customise the new system</text:h>
      <text:h text:style-name="Heading_20_2" text:outline-level="2">Set the cloc<text:span text:style-name="T53">k</text:span></text:h>
      <text:p text:style-name="P11"><text:span text:style-name="T164">s</text:span><text:span text:style-name="T133">udo </text:span>hwclock --systohc --utc</text:p>
      <text:p text:style-name="P130"><text:span text:style-name="T133">sudo </text:span>timedatectl set-timezone America/Chicago</text:p>
      <text:p text:style-name="P9"><text:span text:style-name="T133">sudo </text:span>timedatectl set-ntp true</text:p>
      <text:h text:style-name="P160" text:outline-level="2">Set the hostname</text:h>
      <text:p text:style-name="Preformatted_20_Text"><text:span text:style-name="T133">Sudo </text:span>hostnamectl set-hostname &lt;hostname&gt;</text:p>
      <text:h text:style-name="P161" text:outline-level="2">Set the locale</text:h>
      <text:p text:style-name="P140"><text:span text:style-name="T26">E</text:span>dit <text:span text:style-name="T26">the </text:span>/etc/locale.gen <text:span text:style-name="T26">file, </text:span><text:span text:style-name="T133">u</text:span>n-comment en_GB.<text:span text:style-name="T26">UTF-</text:span><text:span text:style-name="T133">8</text:span> and en_US.<text:span text:style-name="T26">UTF-</text:span><text:span text:style-name="T133">8</text:span> entries <text:span text:style-name="T133">then run:</text:span></text:p>
      <text:p text:style-name="P11"><text:span text:style-name="T133">sudo </text:span>locale-gen</text:p>
      <text:p text:style-name="P2"><text:span text:style-name="T133">sudo </text:span>localectl set-locale en_GB.UTF-8</text:p>
      <text:h text:style-name="P160" text:outline-level="2">Enable fstrim</text:h>
      <text:p text:style-name="Text_20_body"><text:span text:style-name="Source_20_Text"><text:span text:style-name="T78">Set </text:span></text:span><text:span text:style-name="Source_20_Text"><text:span text:style-name="T74">kernel</text:span></text:span><text:span text:style-name="Source_20_Text"><text:span text:style-name="T63"> parameters </text:span></text:span><text:span text:style-name="Source_20_Text"><text:span text:style-name="T78">in loader </text:span></text:span><text:span text:style-name="Source_20_Text"><text:span text:style-name="T82">to allow discards in the luks crypt</text:span></text:span></text:p>
      <text:p text:style-name="Preformatted_20_Text"><text:span text:style-name="Source_20_Text"><text:span text:style-name="T56">rd.luks.options=discard</text:span></text:span></text:p>
      <text:p text:style-name="P12">Enable the fstrim cron job to periodically trim the SSD</text:p>
      <text:p text:style-name="P10"><text:span text:style-name="T134">sudo </text:span>systemctl --now enable fstrim.timer</text:p>
      <text:h text:style-name="P162" text:outline-level="2"><text:soft-page-break/>Prepare pacman <text:span text:style-name="T134">and yay</text:span><text:bookmark-start text:name="__DdeLink__302_12622231551"/></text:h>
      <text:p text:style-name="P33"><text:span text:style-name="T42">Enable </text:span><text:span text:style-name="T4">color</text:span><text:span text:style-name="T42"> by un-commenting the appropriate line (#Color)</text:span></text:p>
      <text:p text:style-name="P32"><text:span text:style-name="T25">E</text:span>nable <text:span text:style-name="T25">the </text:span><text:span text:style-name="T3">testing</text:span> <text:span text:style-name="T25">and </text:span><text:span text:style-name="T3">community-testing</text:span><text:bookmark-end text:name="__DdeLink__302_12622231551"/> <text:span text:style-name="T25">repositories</text:span> <text:span text:style-name="T25">by un-commenting them.</text:span></text:p>
      <text:p text:style-name="P31"><text:span text:style-name="T25">A</text:span>dd <text:span text:style-name="T10">the kde-unstable repository just</text:span> above testing.</text:p>
      <text:p text:style-name="P102">[kde-unstable]</text:p>
      <text:p text:style-name="P101">Include = /etc/pacman.d/mirrorlist</text:p>
      <text:p text:style-name="P35">Update pacman mirrors <text:span text:style-name="T49">by running the script. <text:s/>If </text:span><text:span text:style-name="T50">the file </text:span><text:span text:style-name="T49">/etc/pacman.d/mirrorlist.tta looks good, </text:span><text:span text:style-name="T50">move it into production.</text:span></text:p>
      <text:p text:style-name="P34">arch-<text:span text:style-name="T49">setup</text:span>/updatemirrors</text:p>
      <text:p text:style-name="P30">mv /etc/pacman.d/mirrorlist.tta /etc/pacman.d/mirrorlist</text:p>
      <text:p text:style-name="Text_20_body">Install the yay tool from</text:p>
      <text:p text:style-name="P36">sudo pacman -U <text:span text:style-name="T135">~/data/aur/yay/</text:span><text:span text:style-name="T136">yay-9.4.6-2-x86_64.pkg.tar.xz</text:span></text:p>
      <text:p text:style-name="Text_20_body">Do a full system update</text:p>
      <text:p text:style-name="P30"><text:span text:style-name="T126">yay</text:span> -Syyu</text:p>
      <text:h text:style-name="P163" text:outline-level="2">Configure networking/<text:span text:style-name="T151">bluetooth</text:span></text:h>
      <text:p text:style-name="P43">For WiFi:</text:p>
      <text:p text:style-name="P110"><text:span text:style-name="T153">I</text:span>nstall iw and iwd</text:p>
      <text:p text:style-name="P97"><text:span text:style-name="T153">E</text:span>nable <text:span text:style-name="T36">the</text:span> iwd backend <text:span text:style-name="T38">for NetworkManager </text:span>by creating <text:span text:style-name="T38">the</text:span> /etc/NetworkManager/conf.d/i<text:span text:style-name="T153">wd</text:span>_backend.conf <text:span text:style-name="T38">file.</text:span></text:p>
      <text:p text:style-name="P114">[device]</text:p>
      <text:p text:style-name="P113">wifi.backend=iwd</text:p>
      <text:p text:style-name="P43">To use systemd-resolved for dns, create /<text:span text:style-name="T138">etc</text:span>/systemd/resolved.conf.d/resolved.conf</text:p>
      <text:p text:style-name="P97">[Resolve]</text:p>
      <text:p text:style-name="P96">LLMNR=no</text:p>
      <text:p text:style-name="P116">DNSSEC=no</text:p>
      <text:p text:style-name="P43">Start services</text:p>
      <text:p text:style-name="P138">sudo systemctl --<text:span text:style-name="T152">now enable</text:span> systemd-resolved</text:p>
      <text:p text:style-name="P91">sudo systemctl --now enable NetworkManager</text:p>
      <text:p text:style-name="P139">sudo systemctl --now enable bluetooth</text:p>
      <text:p text:style-name="P26"><text:span text:style-name="T152">For mdns</text:span><text:span text:style-name="T7"> </text:span><text:span text:style-name="T8">(MOVING AWAY FROM THIS)</text:span></text:p>
      <text:p text:style-name="P29">Edit the file /etc/nsswitch.conf</text:p>
      <text:p text:style-name="P28"><text:span text:style-name="T91">A</text:span>dd mdns_minimal [NOTFOUND=return] before resolve on hosts line</text:p>
      <text:p text:style-name="P29">Enable <text:span text:style-name="T69">Avahi daemon</text:span></text:p>
      <text:p text:style-name="P92"><text:span text:style-name="Source_20_Text"><text:span text:style-name="T131">sudo systemctl --now enable avahi-daemon</text:span></text:span></text:p>
      <text:p text:style-name="P43"><text:span text:style-name="Source_20_Text"><text:span text:style-name="T63">Terminal based network config tool</text:span></text:span></text:p>
      <text:p text:style-name="P42"><text:span text:style-name="Source_20_Text"><text:span text:style-name="T58">nmtui</text:span></text:span></text:p>
      <text:p text:style-name="P93">VPN support</text:p>
      <text:p text:style-name="P77">yay -S --needed networkmanager-openconnect networkmanager-openvpn</text:p>
      <text:p text:style-name="P90">In order to activate mouse on boot, edit /etc/bluetooth/main.conf</text:p>
      <text:p text:style-name="P108">[Policy]</text:p>
      <text:p text:style-name="P109"><text:span text:style-name="Source_20_Text"><text:span text:style-name="T58">AutoEnable=true</text:span></text:span></text:p>
      <text:h text:style-name="Heading_20_2" text:outline-level="2"><text:soft-page-break/>Make makepkg compile to TMP space</text:h>
      <text:p text:style-name="Text_20_body">Edit /etc/makepkg.conf</text:p>
      <text:p text:style-name="P106"><text:span text:style-name="T52">U</text:span><text:span text:style-name="T51">n-comment</text:span> 'BUILDDIR=/tmp/makepkg'</text:p>
      <text:p text:style-name="P105"><text:span text:style-name="T52">Change </text:span>COMPRESSZST=(zstd -c -z -q - <text:span text:style-name="T3">--threads=0</text:span>)</text:p>
      <text:h text:style-name="P150" text:outline-level="2">SSH</text:h>
      <text:p text:style-name="P119">For kde wallet storing of key passwords: </text:p>
      <text:p text:style-name="P42">yay -S --needed ksshaskpass <text:span text:style-name="T139">(plasma)</text:span></text:p>
      <text:p text:style-name="P97">Edit ~/.zshrc &amp; ~/.bashrc:</text:p>
      <text:p text:style-name="P42">export SSH_ASKPASS="/usr/bin/ksshaskpass"</text:p>
      <text:p text:style-name="P43">Edit /etc/ssh/sshd_config:</text:p>
      <text:p text:style-name="P97">Un-comment: HostKey /etc/ssh/ssh_host_ed25519_key</text:p>
      <text:p text:style-name="P96">Un-comment and edit: PasswordAuthentication no</text:p>
      <text:p text:style-name="P81">Un-comment: PubkeyAuthentication yes</text:p>
      <text:p text:style-name="Standard">Ensure that the public key for id_ed25519 is in ~/.ssh/authorized_users</text:p>
      <text:p text:style-name="Text_20_body">Enable ssh daemon</text:p>
      <text:p text:style-name="Preformatted_20_Text">sudo systemctl --now enable sshd</text:p>
      <text:p text:style-name="P38">Edit “~/.pam_environment” to include:</text:p>
      <text:p text:style-name="Preformatted_20_Text">SSH_AUTH_SOCK DEFAULT="${XDG_RUNTIME_DIR}/ssh-agent.socket"</text:p>
      <text:p text:style-name="P38">Enable storing of ssh key passwords:</text:p>
      <text:p text:style-name="P125">sudo cp /data/arch-<text:span text:style-name="T139">setup/ssh</text:span>/ssh-agent.service /etc/systemd/user</text:p>
      <text:p text:style-name="Preformatted_20_Text">systemctl --user enable ssh-agent <text:span text:style-name="T3">(as a user, not root)</text:span></text:p>
      <text:p text:style-name="P145"><text:span text:style-name="T139">Add the ssh preload script “</text:span><text:span text:style-name="T71">~</text:span><text:span text:style-name="T139">/data/arch-setup/ssh/ssh-add.sh” to the kde autostarts.</text:span></text:p>
      <text:h text:style-name="P150" text:outline-level="2">Audio/<text:span text:style-name="T150">Video</text:span></text:h>
      <text:p text:style-name="Preformatted_20_Text">yay -S --needed alsa-utils alsa-plugins pulseaudio pulseaudio-alsa <text:span text:style-name="T148">pulseaudio-bluetooth</text:span></text:p>
      <text:p text:style-name="Text_20_body">Set audio levels (pressing “m” toggles mute on a channel):</text:p>
      <text:p text:style-name="P40">sudo alsamixer</text:p>
      <text:p text:style-name="Text_20_body">For gstreamer:</text:p>
      <text:p text:style-name="P40"><text:s/><text:span text:style-name="T149">yay gstreamer-vaapi gst-libav phonon-qt5-gstreamer</text:span></text:p>
      <text:p text:style-name="Text_20_body">For vlc:</text:p>
      <text:p text:style-name="P41">yay vlc phono-qt5-vlc</text:p>
      <text:p text:style-name="Text_20_body">Intel Video</text:p>
      <text:p text:style-name="P132">yay -S --needed <text:span text:style-name="T144">libva-</text:span>intel-driver <text:span text:style-name="T84">(Hardware Video Accelleration)</text:span></text:p>
      <text:p text:style-name="P133">yay -S --needed xf86-video-intel <text:span text:style-name="T84">(Video Driver)</text:span></text:p>
      <text:p text:style-name="Text_20_body">Edit /etc/mkinitcpio.conf</text:p>
      <text:p text:style-name="P95"><text:span text:style-name="T46">M</text:span><text:span text:style-name="T66">odules</text:span>: <text:s/><text:span text:style-name="T94">Add </text:span><text:span text:style-name="T92">intel_agp and i915</text:span></text:p>
      <text:p text:style-name="Standard">Create or copy /etc/modprobe.d/intel.conf</text:p>
      <text:h text:style-name="P163" text:outline-level="2"><text:soft-page-break/>KDE/<text:span text:style-name="T111">Plasma</text:span></text:h>
      <text:p text:style-name="P87"><text:span text:style-name="T141">Install </text:span><text:span text:style-name="T72">plasma</text:span></text:p>
      <text:p text:style-name="P42">yay -S --needed plasma <text:span text:style-name="T123">plasma-wayland-session</text:span></text:p>
      <text:p text:style-name="P88">Install kde apps</text:p>
      <text:p text:style-name="P42"><text:span text:style-name="T112">yay -</text:span><text:span text:style-name="T115">S </text:span><text:span text:style-name="T113">dolphi</text:span><text:span text:style-name="T115">n </text:span><text:span text:style-name="T113">kate kdialog kfind khelpcenter konsole </text:span><text:span text:style-name="T116">kdegraphics ark kwalletmanager kcalc yakuake </text:span><text:span text:style-name="T114">kaccounts-integration kaccounts-providers </text:span><text:span text:style-name="T117">kio-extras signon-kwallet-extension </text:span><text:span text:style-name="T118">ksystemlog ffmpegthumbs </text:span><text:span text:style-name="T120">ktorrent </text:span><text:span text:style-name="T121">phonon-qt5-gstreamer </text:span><text:span text:style-name="T122">phonon-qt5-vlc</text:span></text:p>
      <text:p text:style-name="P43"><text:span text:style-name="T118">F</text:span><text:span text:style-name="T113">or </text:span><text:span text:style-name="T119">the kde discover app, the backends are:</text:span></text:p>
      <text:p text:style-name="P76">packagekit-qt5 <text:span text:style-name="T63">(for arch packages)</text:span></text:p>
      <text:p text:style-name="P89">Enable sddm service</text:p>
      <text:p text:style-name="P44">sudo systemctl --now enable sddm</text:p>
      <text:p text:style-name="P43">KDE System Settings / Display and Monitor / Compositor</text:p>
      <text:p text:style-name="P97">Rendering backend = OpenGL 3.1</text:p>
      <text:p text:style-name="P94">Scale Method = Accurate</text:p>
      <text:p text:style-name="P146">Setting volumes with kmix one time will fix the audio issues around notification sounds. <text:s/>Not sure,but I think it fixes microphone as well.</text:p>
      <text:h text:style-name="P154" text:outline-level="2">Fonts</text:h>
      <text:p text:style-name="P25">Install terminess font for larger console font</text:p>
      <text:p text:style-name="P24">yay -S --needed terminess-powerline-font-git</text:p>
      <text:p text:style-name="P79">Install Microsoft Windows 10 ttf Fonts (if desired)</text:p>
      <text:p text:style-name="P80">yay -U arch/builds/ttf-ms-win10/ttf-ms-win10-10.0.10586-1-any.pkg.tar.xz</text:p>
      <text:p text:style-name="P79">Enable RGB sub-pixel rendering</text:p>
      <text:p text:style-name="P80">ln -s /etc/fonts/conf.avail/10-sub-pixel-rgb.conf /etc/fonts/conf.d/</text:p>
      <text:p text:style-name="P79">Enable default LCD filter</text:p>
      <text:p text:style-name="P80">ln -s /etc/fonts/conf.avail/11-lcdfilter-default.conf /etc/fonts/conf.d/</text:p>
      <text:p text:style-name="P79">Disable bitmap fonts</text:p>
      <text:p text:style-name="P80">ln -s /etc/fonts/conf.avail/70-no-bitmaps.conf /etc/fonts/conf.d/ </text:p>
      <text:p text:style-name="P79">Disable the use of embedded bitmap fonts</text:p>
      <text:p text:style-name="P2"><text:span text:style-name="T95">cp </text:span><text:span text:style-name="T96">~/data/arch-setup/</text:span>font<text:span text:style-name="T95">/custom/99-no-embedded.conf /etc/fonts/conf.d</text:span></text:p>
      <text:h text:style-name="P165" text:outline-level="2">Firmware updates</text:h>
      <text:p text:style-name="Preformatted_20_Text">yay -S fwupd</text:p>
      <text:h text:style-name="P166" text:outline-level="2">Java JDK</text:h>
      <text:p text:style-name="P37">yay -S --needed jdk1<text:span text:style-name="T140">3</text:span>-openjdk openjdk1<text:span text:style-name="T140">3</text:span>-doc</text:p>
      <text:h text:style-name="P167" text:outline-level="2">CloudStation</text:h>
      <text:p text:style-name="P17">yay -U arch/builds/synology-cloud-station-drive/synology*.xz</text:p>
      <text:h text:style-name="P167" text:outline-level="2">Firefox</text:h>
      <text:p text:style-name="P17">yay -S --needed firefox</text:p>
      <text:h text:style-name="P168" text:outline-level="2">Chrome/Chromium</text:h>
      <text:h text:style-name="P169" text:outline-level="2"><text:soft-page-break/>ZSH</text:h>
      <text:h text:style-name="P157" text:outline-level="2">Nano</text:h>
      <text:p text:style-name="P120">Customise ~/.<text:span text:style-name="T106">config/nano/</text:span>nanorc <text:s text:c="148"/></text:p>
      <text:p text:style-name="P51">set autoindent</text:p>
      <text:p text:style-name="P51">set mouse</text:p>
      <text:p text:style-name="P136">set linenumbers</text:p>
      <text:p text:style-name="P51">include "/usr/share/nano/*.nanorc"</text:p>
      <text:p text:style-name="P50">extendsyntax python tabgives " <text:s/>" <text:s text:c="7"/></text:p>
      <text:p text:style-name="P78">Set nano as default editor over vi</text:p>
      <text:p text:style-name="P51">export VISUAL=nano</text:p>
      <text:p text:style-name="P18">export EDITOR=nano</text:p>
      <text:h text:style-name="Heading_20_2" text:outline-level="2">Samba</text:h>
      <text:p text:style-name="P47">yay -S --needed samba</text:p>
      <text:p text:style-name="P48"><text:span text:style-name="T102">edit</text:span> /etc/samba/smb.conf</text:p>
      <text:p text:style-name="P46">Under [global]</text:p>
      <text:p text:style-name="P68">usershare path = /var/lib/samba/usershare</text:p>
      <text:p text:style-name="P68">usershare max shares = 100</text:p>
      <text:p text:style-name="P68">usershare allow guests = no</text:p>
      <text:p text:style-name="P68">usershare owner only = no</text:p>
      <text:p text:style-name="P68">workgroup = BEER</text:p>
      <text:p text:style-name="P45">server string = Troy's Arch Linux</text:p>
      <text:p text:style-name="P46">For shared folders:</text:p>
      <text:p text:style-name="P67">mkdir -p /var/lib/samba/usershare</text:p>
      <text:p text:style-name="P69">groupadd sambashare</text:p>
      <text:p text:style-name="P69">chown root:sambashare /var/lib/samba/usershare</text:p>
      <text:p text:style-name="P69">chmod 1770 /var/lib/samba/usershare</text:p>
      <text:p text:style-name="P69">usermod -a -G sambashare troy</text:p>
      <text:p text:style-name="P70">pdbedit -a -u troy</text:p>
      <text:p text:style-name="P131">sudo systemctl --now enable nmb</text:p>
      <text:p text:style-name="P131">sudo systemctl --now enable smb</text:p>
      <text:p text:style-name="Standard">Still need to look into proper password synchronisation between linux and samba</text:p>
      <text:h text:style-name="Heading_20_2" text:outline-level="2">Yubikey</text:h>
      <text:p text:style-name="P125"><text:span text:style-name="T108">yay -S --needed </text:span>libu2f-host<text:span text:style-name="T80"> to enable reading the device</text:span></text:p>
      <text:p text:style-name="Preformatted_20_Text"><text:span text:style-name="T108">yay -S --needed </text:span>yubico-pam<text:span text:style-name="T80"> to enable sign on with device</text:span></text:p>
      <text:p text:style-name="Text_20_body">Add this as the top line to /etc/pam.d/system-auth:</text:p>
      <text:p text:style-name="Preformatted_20_Text">auth sufficient pam_yubico.so id=1 authfile=/etc/yubikeys</text:p>
      <text:p text:style-name="Text_20_body"><text:span text:style-name="T54">C</text:span>reate /etc/yubikeys</text:p>
      <text:p text:style-name="P22">troy:cccccckbdftk:ccccccjekvfu <text:line-break/>root:cccccckbdftk:ccccccjekvfu</text:p>
      <text:p text:style-name="P23"><text:a xlink:type="simple" xlink:href="https://fedoraproject.org/wiki/Using_Yubikeys_with_Fedora" text:style-name="Internet_20_link" text:visited-style-name="Visited_20_Internet_20_Link">https://fedoraproject.org/wiki/Using_Yubikeys_with_Fedora</text:a></text:p>
      <text:h text:style-name="Heading_20_2" text:outline-level="2"><text:soft-page-break/>Plymouth</text:h>
      <text:p text:style-name="P71"><text:span text:style-name="T108">y</text:span>ay -<text:span text:style-name="T92">S --</text:span><text:span text:style-name="T93">needed</text:span><text:span text:style-name="T92"> plymouth-git</text:span></text:p>
      <text:p text:style-name="P46"><text:span text:style-name="Source_20_Text"><text:span text:style-name="T78">Set </text:span></text:span><text:span text:style-name="Source_20_Text"><text:span text:style-name="T73">kernel options for quiet boot</text:span></text:span><text:span text:style-name="Source_20_Text"><text:span text:style-name="T63">: </text:span></text:span></text:p>
      <text:p text:style-name="P45"><text:span text:style-name="Source_20_Text"><text:span text:style-name="T56">quiet splash </text:span></text:span><text:span text:style-name="Source_20_Text"><text:span text:style-name="T130">loglevel=3 rd.udev.log_priority=3 vt.global_cursor_default=0</text:span></text:span><text:span text:style-name="Source_20_Text"><text:span text:style-name="T100"> </text:span></text:span><text:span text:style-name="Source_20_Text"><text:span text:style-name="T101">(no longer required?)</text:span></text:span></text:p>
      <text:p text:style-name="P46"><text:span text:style-name="Source_20_Text"><text:span text:style-name="T77">Update the HOOKS in /etc/</text:span></text:span><text:span text:style-name="Source_20_Text"><text:span text:style-name="T63">mkinitcpio.</text:span></text:span><text:span text:style-name="Source_20_Text"><text:span text:style-name="T77">conf</text:span></text:span><text:span text:style-name="Source_20_Text"><text:span text:style-name="T63">: </text:span></text:span></text:p>
      <text:p text:style-name="P45"><text:span text:style-name="Source_20_Text"><text:span text:style-name="T56">HOOKS=(base systemd sd-plymouth [...] sd-encrypt […]</text:span></text:span><text:span text:style-name="T56">)</text:span></text:p>
      <text:p text:style-name="P46"><text:span text:style-name="Source_20_Text"><text:span text:style-name="T76">S</text:span></text:span><text:span text:style-name="Source_20_Text"><text:span text:style-name="T63">witch to the sddm-plymouth service:</text:span></text:span></text:p>
      <text:p text:style-name="P68"><text:span text:style-name="Source_20_Text"><text:span text:style-name="T57">sudo systemctl </text:span></text:span><text:span text:style-name="Source_20_Text"><text:span text:style-name="T56">disable sddm.service</text:span></text:span></text:p>
      <text:p text:style-name="P45"><text:span text:style-name="Source_20_Text"><text:span text:style-name="T57">sudo </text:span></text:span><text:span text:style-name="Source_20_Text"><text:span text:style-name="T56">enable sddm-plymouth.service</text:span></text:span></text:p>
      <text:p text:style-name="P46"><text:span text:style-name="Source_20_Text"><text:span text:style-name="T63">Set/query the default theme <text:s text:c="170"/></text:span></text:span></text:p>
      <text:p text:style-name="P45">plymouth-set-default-the<text:span text:style-name="T158">me -R &lt;theme&gt;</text:span></text:p>
      <text:p text:style-name="P46">Add the arch logo to spinner theme</text:p>
      <text:p text:style-name="P72">cp /usr/share/plymouth/arch-logo.png <text:s/>/usr/share/plymouth/themes/spinner/watermark.png</text:p>
      <text:p text:style-name="P52"><text:span text:style-name="Source_20_Text"><text:span text:style-name="T76">Rebuild initial RAM disk</text:span></text:span><text:span text:style-name="Source_20_Text"><text:span text:style-name="T63"> after any changes </text:span></text:span><text:span text:style-name="Source_20_Text"><text:span text:style-name="T76">to the theme</text:span></text:span></text:p>
      <text:p text:style-name="P45"><text:span text:style-name="Source_20_Text"><text:span text:style-name="T56">mkinitcpio -p linux</text:span></text:span></text:p>
      <text:p text:style-name="P123"><text:a xlink:type="simple" xlink:href="https://wiki.archlinux.org/index.php/Plymouth" text:style-name="Internet_20_link" text:visited-style-name="Visited_20_Internet_20_Link">https://wiki.archlinux.org/index.php/Plymouth</text:a> <text:s text:c="2"/></text:p>
      <text:h text:style-name="P150" text:outline-level="2">Printing and Scanning</text:h>
      <text:p text:style-name="P124">yay -S --needed cups hplip python-pyqt5 python-reportlab <text:span text:style-name="T159">python-pillow </text:span>rpcbind sane</text:p>
      <text:p text:style-name="P124">sudo systemctl --now enable org.cups.cupsd</text:p>
      <text:p text:style-name="P2">sudo hp-setup</text:p>
      <text:p text:style-name="P1">Uncomment hpaio from the bottom of /etc/sane.d/dll.conf for scanner support</text:p>
      <text:h text:style-name="P170" text:outline-level="2">Dell 9360 Tweaks</text:h>
      <text:p text:style-name="Text_20_body">Blacklist psmouse to eliminate errors. <text:s/>Create <text:span text:style-name="T143">or copy </text:span>/etc/modprobe.d/psmouse.conf</text:p>
      <text:p text:style-name="P39">blacklist psmouse</text:p>
      <text:h text:style-name="P171" text:outline-level="2">Power and CPU Management</text:h>
      <text:p text:style-name="P126">yay -S --needed tlp smartmontools thermald <text:span text:style-name="T146">powertop cpupower</text:span> <text:s text:c="75"/></text:p>
      <text:p text:style-name="P129">sudo systemctl --now enable tlp</text:p>
      <text:p text:style-name="P124">sudo systemctl --now enable tlp-sleep ***</text:p>
      <text:p text:style-name="P124">sudo systemctl --now enable thermald ***</text:p>
      <text:p text:style-name="P19">Sudo systemctl --now enable cpupower</text:p>
      <text:h text:style-name="P156" text:outline-level="2">LibreOffice</text:h>
      <text:p text:style-name="P56">yay -S --needed libreoffice-fresh libreoffice-fresh-en-gb </text:p>
      <text:p text:style-name="P56"><text:span text:style-name="T107">yay -S --needed </text:span>libmythes mythes-en<text:span text:style-name="T81"> for thesarus</text:span></text:p>
      <text:p text:style-name="P56"><text:span text:style-name="T107">yay -S --needed </text:span>hunspell hunspell-en_GB hunspell-en_US<text:span text:style-name="T80"> </text:span><text:span text:style-name="T81">for spell check</text:span></text:p>
      <text:p text:style-name="P55"><text:span text:style-name="T107">yay -S --needed </text:span>hyphen hyphen-en<text:span text:style-name="T80"> </text:span><text:span text:style-name="T81">for hyphenation</text:span></text:p>
      <text:p text:style-name="P49">Enable Writing Aids under Language Settings/Writing Aids</text:p>
      <text:p text:style-name="P49">Enable Java under LibreOffice/Advanced</text:p>
      <text:p text:style-name="Standard">Edit /etc/profile.d/libreoffice-fresh.sh to enable QT look and feel <text:s text:c="158"/></text:p>
      <text:h text:style-name="P172" text:outline-level="2"><text:soft-page-break/>KVM/Qemu/Libvirt</text:h>
      <text:p text:style-name="P74">yay -S --needed libvirt <text:span text:style-name="T145">qemu virt-manager</text:span></text:p>
      <text:p text:style-name="P137">yay -S --needed ovmf<text:span text:style-name="T80"> to enable EFI in guests</text:span></text:p>
      <text:p text:style-name="P75"><text:span text:style-name="T103">yay -S --</text:span><text:span text:style-name="T104">needed </text:span>ebtables dnsmasq<text:span text:style-name="T80"> for the default NAT/DHCP networking.</text:span></text:p>
      <text:p text:style-name="P73"><text:span text:style-name="T103">yay -S --</text:span><text:span text:style-name="T104">needed </text:span>bridge-utils<text:span text:style-name="T80"> for bridged networking. <text:s text:c="79"/></text:span></text:p>
      <text:p text:style-name="P53"><text:span text:style-name="Source_20_Text"><text:span text:style-name="T73">Enable iommu passthrough</text:span></text:span><text:span text:style-name="Source_20_Text"><text:span text:style-name="T63"> </text:span></text:span><text:span text:style-name="Source_20_Text"><text:span text:style-name="T78">in </text:span></text:span><text:span text:style-name="Source_20_Text"><text:span text:style-name="T79">kernel options</text:span></text:span><text:span text:style-name="Source_20_Text"><text:span text:style-name="T63">: </text:span></text:span></text:p>
      <text:p text:style-name="P54"><text:span text:style-name="Source_20_Text"><text:span text:style-name="T61">iommu_intel</text:span></text:span><text:span text:style-name="Source_20_Text"><text:span text:style-name="T56">=</text:span></text:span><text:span text:style-name="Source_20_Text"><text:span text:style-name="T60">1</text:span></text:span></text:p>
      <text:p text:style-name="P46"><text:span text:style-name="Source_20_Text"><text:span text:style-name="T63">Enable nested virtualisation via /etc/modprobe.d/kvm.conf. <text:s/></text:span></text:span><text:span text:style-name="Source_20_Text"><text:span text:style-name="T83">Create or copy.</text:span></text:span></text:p>
      <text:p text:style-name="P57"><text:span text:style-name="Source_20_Text"><text:span text:style-name="T62">options kvm_intel nested=1 <text:s text:c="60"/></text:span></text:span></text:p>
      <text:p text:style-name="Text_20_body">Video card needs extra ram configured in guest to get full resolution. <text:s/>Under Video QXL ensure xml looks like:</text:p>
      <text:p text:style-name="Preformatted_20_Text">ram="65536" vram="65536" vgamem="65536"</text:p>
      <text:p text:style-name="P143"><text:a xlink:type="simple" xlink:href="https://wiki.archlinux.org/index.php/Libvirt#UEFI_Support" text:style-name="Internet_20_link" text:visited-style-name="Visited_20_Internet_20_Link">https://wiki.archlinux.org/index.php/Libvirt</text:a> <text:s text:c="4"/></text:p>
      <text:p text:style-name="P142"><text:span text:style-name="T154">For file sharing with virtio-fs: </text:span><text:a xlink:type="simple" xlink:href="https://libvirt.org/kbase/virtiofs.html" text:style-name="Internet_20_link" text:visited-style-name="Visited_20_Internet_20_Link"><text:span text:style-name="T154">https://libvirt.org/kbase/virtiofs.html</text:span></text:a></text:p>
      <text:p text:style-name="P142"><text:s text:c="132"/></text:p>
      <text:h text:style-name="P156" text:outline-level="2">VMWare Host <text:s text:c="165"/></text:h>
      <text:p text:style-name="P65"><text:span text:style-name="T55">y</text:span>ay -S vmware-workstation* (kept locally in ~/vmdata/aur) <text:s text:c="76"/></text:p>
      <text:p text:style-name="P46">Blacklist KVM <text:span text:style-name="T70">via</text:span> /etc/modprobe.d/kvm_blacklist.conf (<text:span text:style-name="T55">Optional)</text:span></text:p>
      <text:p text:style-name="P69">blacklist kvm</text:p>
      <text:p text:style-name="P47">blacklist kvm<text:span text:style-name="T105">_</text:span>intel</text:p>
      <text:p text:style-name="P46">Edit ~/.vmware/preferences to include</text:p>
      <text:p text:style-name="P47">mks.gl.allowBlacklistedDrivers = "TRUE"</text:p>
      <text:p text:style-name="P46">Enable systemd service files</text:p>
      <text:p text:style-name="P69">sudo systemctl --now enable vmware-networks</text:p>
      <text:p text:style-name="P2">sudo systemctl --now enable vmware-usbarbitrator</text:p>
      <text:h text:style-name="P164" text:outline-level="2">VMWare Guest</text:h>
      <text:p text:style-name="P49">Install open-vm-tools in the guest</text:p>
      <text:p text:style-name="P49">gtkmm3 is required on the guest for copy/paste and drag/drop</text:p>
      <text:p text:style-name="P46">To get persistent GNOME double scaling (not as root)</text:p>
      <text:p text:style-name="P45">gsettings set org.gnome.desktop.interface scaling-factor 2 (default = 0) <text:s text:c="14"/></text:p>
      <text:p text:style-name="Text_20_body">To share files, </text:p>
      <text:p text:style-name="P61">create /vmware folder in guest as root</text:p>
      <text:p text:style-name="P60">add the following to /etc/fstab:</text:p>
      <text:p text:style-name="P45">.host:/ /vmware fuse.vmhgfs-fuse defaults,allow_other 0 0</text:p>
      <text:p text:style-name="P95">(May require fuse3 as well)</text:p>
      <text:h text:style-name="P150" text:outline-level="2">BeerSmith</text:h>
      <text:p text:style-name="P2">yay -U ~/vmdata/aur/beersmith/BeerSmith*.xz</text:p>
      <text:h text:style-name="P150" text:outline-level="2">DVD Ripping</text:h>
      <text:p text:style-name="P2">yay -S handbrake libdvdcss dvd+rw-tools libx264</text:p>
      <text:h text:style-name="P173" text:outline-level="2"><text:soft-page-break/>Flatpak <text:span text:style-name="T147">Installs</text:span></text:h>
      <text:p text:style-name="P127">yay -S flatpak</text:p>
      <text:list text:style-name="L1">
        <text:list-item>
          <text:p text:style-name="P177">discord</text:p>
        </text:list-item>
        <text:list-item>
          <text:p text:style-name="P177">telegram</text:p>
        </text:list-item>
        <text:list-item>
          <text:p text:style-name="P177">slack</text:p>
        </text:list-item>
        <text:list-item>
          <text:p text:style-name="P178">mumble</text:p>
        </text:list-item>
      </text:list>
      <text:h text:style-name="Heading_20_2" text:outline-level="2">Installed stuff</text:h>
      <text:list text:style-name="L2">
        <text:list-item>
          <text:p text:style-name="P179">ansible</text:p>
        </text:list-item>
        <text:list-item>
          <text:p text:style-name="P179">visual-studio-code-bin</text:p>
        </text:list-item>
        <text:list-item>
          <text:p text:style-name="P179">powertop</text:p>
        </text:list-item>
        <text:list-item>
          <text:p text:style-name="P179">latte-dock-git</text:p>
        </text:list-item>
        <text:list-item>
          <text:p text:style-name="P180">kmix</text:p>
        </text:list-item>
      </text:list>
      <text:h text:style-name="P174" text:outline-level="2">Other Interesting <text:span text:style-name="T142">P</text:span>ackages </text:h>
      <text:p text:style-name="P7"><text:span text:style-name="T85">s</text:span>mplayer, k3b, cdrdao, audex, docker, <text:span text:style-name="T160">podman, reflector</text:span></text:p>
      <text:h text:style-name="Heading_20_2" text:outline-level="2">Things to look up</text:h>
      <text:p text:style-name="P1"><text:span text:style-name="T86">J</text:span>ava fonts <text:span text:style-name="T86">look funny.</text:span></text:p>
      <text:p text:style-name="P3">Password not working with yubikey enabled on kde lock screen.</text:p>
      <text:p text:style-name="P3">Bridging with libvirt.</text:p>
      <text:p text:style-name="P3">Intel GPU on libvirt</text:p>
      <text:p text:style-name="P4"><text:span text:style-name="T109">P</text:span>assword synchronisation between linux and samba</text:p>
      <text:p text:style-name="P5">Do I need to include fsck and fstab parms for xsf &amp; vfat filesystems???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IBM Plex Mono" svg:font-family="'IBM Plex Mono'" style:font-pitch="fixed"/>
    <style:font-face style:name="IBM Plex Mono Text" svg:font-family="'IBM Plex Mono Text'" style:font-pitch="fixed"/>
    <style:font-face style:name="Noto Sans Mono" svg:font-family="'Noto Sans Mono'" style:font-family-generic="swiss" style:font-pitch="fixed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margin-left="0in" fo:margin-right="0in" fo:margin-top="0in" fo:margin-bottom="0.0783in" style:contextual-spacing="false" fo:keep-together="auto" fo:text-indent="0in" style:auto-text-indent="false" fo:background-color="transparent" fo:keep-with-next="auto" style:writing-mode="page"/>
      <style:text-properties style:font-name="Comfortaa" fo:font-family="Comfortaa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cfe7f5"/>
      <style:paragraph-properties fo:margin-left="0in" fo:margin-right="0in" fo:margin-top="0in" fo:margin-bottom="0in" style:contextual-spacing="false" fo:text-indent="0in" style:auto-text-indent="false" fo:background-color="transparent" fo:keep-with-next="always" style:writing-mode="page"/>
      <style:text-properties style:font-name="Comfortaa" fo:font-family="Comfortaa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margin-left="0in" fo:margin-right="0in" fo:margin-top="0.1575in" fo:margin-bottom="0.0783in" style:contextual-spacing="false" fo:keep-together="auto" fo:text-indent="0in" style:auto-text-indent="false" fo:background-color="transparent" fo:keep-with-next="always" style:writing-mode="page"/>
      <style:text-properties style:font-name="Comfortaa" fo:font-family="Comfortaa" style:font-pitch="variable" fo:font-size="14pt" fo:font-weight="bold" style:font-size-asian="14pt" style:font-weight-asian="bold" style:font-size-complex="14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in" fo:margin-right="0in" fo:margin-top="0.1575in" fo:margin-bottom="0.0783in" style:contextual-spacing="false" fo:text-indent="0in" style:auto-text-indent="false" style:page-number="auto" fo:background-color="transparent" fo:keep-with-next="always" style:writing-mode="page"/>
      <style:text-properties style:font-name="Comfortaa" fo:font-family="Comfortaa" style:font-pitch="variable" fo:font-size="10pt" fo:font-style="normal" fo:text-shadow="none" style:text-underline-style="solid" style:text-underline-width="auto" style:text-underline-color="font-color" fo:font-weight="bold" officeooo:rsid="029f2a16" style:font-name-asian="DejaVu Sans1" style:font-family-asian="'DejaVu Sans'" style:font-family-generic-asian="system" style:font-pitch-asian="variable" style:font-size-asian="14pt" style:font-style-asian="normal" style:font-weight-asian="normal" style:font-name-complex="FreeSans2" style:font-family-complex="FreeSans" style:font-family-generic-complex="system" style:font-pitch-complex="variable" style:font-size-complex="14pt" style:font-style-complex="normal" style:font-weight-complex="normal"/>
    </style:style>
    <style:style style:name="Preformatted_20_Text" style:display-name="Preformatted Text" style:family="paragraph" style:parent-style-name="Standard" style:class="html">
      <loext:graphic-properties draw:fill="none" draw:fill-color="#cfe7f5"/>
      <style:paragraph-properties fo:margin-left="0.1965in" fo:margin-right="0in" fo:margin-top="0in" fo:margin-bottom="0.0783in" style:contextual-spacing="false" fo:text-indent="0in" style:auto-text-indent="false" fo:background-color="transparent" fo:keep-with-next="auto" style:writing-mode="page"/>
      <style:text-properties style:font-name="Noto Sans Mono" fo:font-family="'Noto Sans Mono'" style:font-family-generic="swiss" style:font-pitch="fixed" fo:font-size="10pt" fo:font-style="italic" fo:font-weight="normal" officeooo:rsid="02d9a84a" style:font-name-asian="DejaVu Sans Mono" style:font-family-asian="'DejaVu Sans Mono'" style:font-family-generic-asian="modern" style:font-pitch-asian="fixed" style:font-size-asian="10pt" style:font-style-asian="italic" style:font-weight-asian="normal" style:font-name-complex="FreeSans" style:font-family-complex="FreeSans" style:font-family-generic-complex="modern" style:font-pitch-complex="fixed" style:font-size-complex="10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loext:graphic-properties draw:fill="none" draw:fill-color="#cfe7f5"/>
      <style:paragraph-properties fo:margin-left="0in" fo:margin-right="0in" fo:margin-top="0.3937in" fo:margin-bottom="0.1575in" style:contextual-spacing="false" fo:text-align="center" style:justify-single-word="false" fo:text-indent="0in" style:auto-text-indent="false" fo:background-color="transparent" fo:keep-with-next="always" style:writing-mode="page"/>
      <style:text-properties style:font-name="Comfortaa" fo:font-family="Comfortaa" style:font-pitch="variable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7-30T19:16:08</meta:creation-date>
    <dc:date>2023-01-21T15:30:48.723371738</dc:date>
    <meta:editing-duration>P9DT9H50M17S</meta:editing-duration>
    <meta:editing-cycles>809</meta:editing-cycles>
    <meta:generator>LibreOffice/7.4.3.2$Linux_X86_64 LibreOffice_project/40$Build-2</meta:generator>
    <meta:print-date>2020-02-14T18:05:55.143707274</meta:print-date>
    <meta:document-statistic meta:table-count="0" meta:image-count="0" meta:object-count="0" meta:page-count="11" meta:paragraph-count="384" meta:word-count="1968" meta:character-count="15674" meta:non-whitespace-character-count="13000"/>
  </office:meta>
</office:document-meta>
</file>